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7.948cm"/>
    </style:style>
    <style:style style:name="co4" style:family="table-column">
      <style:table-column-properties fo:break-before="auto" style:column-width="8.073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676cm"/>
    </style:style>
    <style:style style:name="co9" style:family="table-column">
      <style:table-column-properties fo:break-before="auto" style:column-width="4.54cm"/>
    </style:style>
    <style:style style:name="co10" style:family="table-column">
      <style:table-column-properties fo:break-before="auto" style:column-width="4.44cm"/>
    </style:style>
    <style:style style:name="co11" style:family="table-column">
      <style:table-column-properties fo:break-before="auto" style:column-width="2.949cm"/>
    </style:style>
    <style:style style:name="co12" style:family="table-column">
      <style:table-column-properties fo:break-before="auto" style:column-width="7.493cm"/>
    </style:style>
    <style:style style:name="co13" style:family="table-column">
      <style:table-column-properties fo:break-before="auto" style:column-width="7.265cm"/>
    </style:style>
    <style:style style:name="co14" style:family="table-column">
      <style:table-column-properties fo:break-before="auto" style:column-width="6.812cm"/>
    </style:style>
    <style:style style:name="co15" style:family="table-column">
      <style:table-column-properties fo:break-before="auto" style:column-width="5.904cm"/>
    </style:style>
    <style:style style:name="co16" style:family="table-column">
      <style:table-column-properties fo:break-before="auto" style:column-width="6.13cm"/>
    </style:style>
    <style:style style:name="co17" style:family="table-column">
      <style:table-column-properties fo:break-before="auto" style:column-width="6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8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21"/>
        <table:table-column table:style-name="co2" table:default-cell-style-name="ce24"/>
        <table:table-column table:style-name="co3" table:number-columns-repeated="5" table:default-cell-style-name="ce24"/>
        <table:table-column table:style-name="co4" table:default-cell-style-name="ce24"/>
        <table:table-column table:style-name="co3" table:number-columns-repeated="3" table:default-cell-style-name="ce24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4"/>
        <table:table-column table:style-name="co7" table:number-columns-repeated="1008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9"/>
          <table:table-cell table:number-columns-repeated="1014"/>
        </table:table-row>
        <table:table-row table:style-name="ro1">
          <table:table-cell table:style-name="ce19"/>
          <table:table-cell table:style-name="ce7" office:value-type="string" calcext:value-type="string">
            <text:p>msno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num_25</text:p>
          </table:table-cell>
          <table:table-cell table:style-name="ce7" office:value-type="string" calcext:value-type="string">
            <text:p>num_50</text:p>
          </table:table-cell>
          <table:table-cell table:style-name="ce7" office:value-type="string" calcext:value-type="string">
            <text:p>num_75</text:p>
          </table:table-cell>
          <table:table-cell table:style-name="ce7" office:value-type="string" calcext:value-type="string">
            <text:p>num_985</text:p>
          </table:table-cell>
          <table:table-cell table:style-name="ce7" office:value-type="string" calcext:value-type="string">
            <text:p>num_100</text:p>
          </table:table-cell>
          <table:table-cell table:style-name="ce7" office:value-type="string" calcext:value-type="string">
            <text:p>num_unq</text:p>
          </table:table-cell>
          <table:table-cell table:style-name="ce7" office:value-type="string" calcext:value-type="string">
            <text:p>total_secs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6.0178694234049" calcext:value-type="float">
            <text:p>6,0178694234049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996" calcext:value-type="float">
            <text:p>996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996" calcext:value-type="float">
            <text:p>996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" calcext:value-type="float">
            <text:p>999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9.95833486178627" calcext:value-type="float">
            <text:p>9,95833486178627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9.95833486178627" calcext:value-type="float">
            <text:p>9,95833486178627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194693268313149" calcext:value-type="float">
            <text:p>0,194693268313149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2597.19438877755" calcext:value-type="float">
            <text:p>2597,19438877755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86400" calcext:value-type="float">
            <text:p>864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4753.0395680781" calcext:value-type="float">
            <text:p>14753,0395680781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217652176.497279" calcext:value-type="float">
            <text:p>217652176,497279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3-31 00:00: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3-01 00:00: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4.9314371050315" calcext:value-type="float">
            <text:p>4,9314371050315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999" calcext:value-type="float">
            <text:p>999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999" calcext:value-type="float">
            <text:p>999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74603968648264" calcext:value-type="float">
            <text:p>4,74603968648264</text:p>
          </table:table-cell>
          <table:table-cell office:value-type="float" office:value="2.94744191424222" calcext:value-type="float">
            <text:p>2,94744191424222</text:p>
          </table:table-cell>
          <table:table-cell office:value-type="float" office:value="2.41932868589124" calcext:value-type="float">
            <text:p>2,41932868589124</text:p>
          </table:table-cell>
          <table:table-cell office:value-type="float" office:value="2.52512342499456" calcext:value-type="float">
            <text:p>2,52512342499456</text:p>
          </table:table-cell>
          <table:table-cell office:value-type="float" office:value="7.13434573147277" calcext:value-type="float">
            <text:p>7,13434573147277</text:p>
          </table:table-cell>
          <table:table-cell office:value-type="float" office:value="7.0252065902197" calcext:value-type="float">
            <text:p>7,0252065902197</text:p>
          </table:table-cell>
          <table:table-cell office:value-type="float" office:value="9.96434086779227" calcext:value-type="float">
            <text:p>9,96434086779227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.8478478478478" calcext:value-type="float">
            <text:p>11,8478478478478</text:p>
          </table:table-cell>
          <table:table-cell office:value-type="float" office:value="2.80580580580581" calcext:value-type="float">
            <text:p>2,80580580580581</text:p>
          </table:table-cell>
          <table:table-cell office:value-type="float" office:value="1.55355355355355" calcext:value-type="float">
            <text:p>1,55355355355355</text:p>
          </table:table-cell>
          <table:table-cell office:value-type="float" office:value="1.85285285285285" calcext:value-type="float">
            <text:p>1,85285285285285</text:p>
          </table:table-cell>
          <table:table-cell office:value-type="float" office:value="61.3133133133133" calcext:value-type="float">
            <text:p>61,3133133133133</text:p>
          </table:table-cell>
          <table:table-cell office:value-type="float" office:value="59.6256256256256" calcext:value-type="float">
            <text:p>59,6256256256256</text:p>
          </table:table-cell>
          <table:table-cell office:value-type="float" office:value="15801.3774232148" calcext:value-type="float">
            <text:p>15801,3774232148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549" calcext:value-type="float">
            <text:p>549</text:p>
          </table:table-cell>
          <table:table-cell office:value-type="float" office:value="291" calcext:value-type="float">
            <text:p>291</text:p>
          </table:table-cell>
          <table:table-cell office:value-type="float" office:value="128586.703125" calcext:value-type="float">
            <text:p>128586,70312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7.524002075195" calcext:value-type="float">
            <text:p>247,52400207519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.7319845394961" calcext:value-type="float">
            <text:p>21,7319845394961</text:p>
          </table:table-cell>
          <table:table-cell office:value-type="float" office:value="6.16655111703496" calcext:value-type="float">
            <text:p>6,16655111703496</text:p>
          </table:table-cell>
          <table:table-cell office:value-type="float" office:value="2.43327057487972" calcext:value-type="float">
            <text:p>2,43327057487972</text:p>
          </table:table-cell>
          <table:table-cell office:value-type="float" office:value="5.56995455664876" calcext:value-type="float">
            <text:p>5,56995455664876</text:p>
          </table:table-cell>
          <table:table-cell office:value-type="float" office:value="56.6686179926609" calcext:value-type="float">
            <text:p>56,6686179926609</text:p>
          </table:table-cell>
          <table:table-cell office:value-type="float" office:value="45.6276655972211" calcext:value-type="float">
            <text:p>45,6276655972211</text:p>
          </table:table-cell>
          <table:table-cell office:value-type="float" office:value="13543.9086395093" calcext:value-type="float">
            <text:p>13543,9086395093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72.279152024899" calcext:value-type="float">
            <text:p>472,279152024899</text:p>
          </table:table-cell>
          <table:table-cell office:value-type="float" office:value="38.0263526790051" calcext:value-type="float">
            <text:p>38,0263526790051</text:p>
          </table:table-cell>
          <table:table-cell office:value-type="float" office:value="5.92080569057546" calcext:value-type="float">
            <text:p>5,92080569057546</text:p>
          </table:table-cell>
          <table:table-cell office:value-type="float" office:value="31.0243937631322" calcext:value-type="float">
            <text:p>31,0243937631322</text:p>
          </table:table-cell>
          <table:table-cell office:value-type="float" office:value="3211.33226519813" calcext:value-type="float">
            <text:p>3211,33226519813</text:p>
          </table:table-cell>
          <table:table-cell office:value-type="float" office:value="2081.88386785184" calcext:value-type="float">
            <text:p>2081,88386785184</text:p>
          </table:table-cell>
          <table:table-cell office:value-type="float" office:value="183437461.235375" calcext:value-type="float">
            <text:p>183437461,23537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7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7.474014" calcext:value-type="float">
            <text:p>1,75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736363636363636" calcext:value-type="float">
            <text:p>7,36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18" calcext:value-type="float">
            <text:p>1,80E-05</text:p>
          </table:table-cell>
          <table:table-cell table:style-name="ce12" office:value-type="float" office:value="0.00000364067925730151" calcext:value-type="float">
            <text:p>3,64E-06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57971" calcext:value-type="float">
            <text:p>2,58E-01</text:p>
          </table:table-cell>
          <table:table-cell table:style-name="ce12" office:value-type="float" office:value="0.255875818181818" calcext:value-type="float">
            <text:p>2,56E-01</text:p>
          </table:table-cell>
          <table:table-cell table:style-name="ce12" office:value-type="float" office:value="0.224021" calcext:value-type="float">
            <text:p>2,24E-01</text:p>
          </table:table-cell>
          <table:table-cell table:style-name="ce12" office:value-type="float" office:value="0.271824" calcext:value-type="float">
            <text:p>2,72E-01</text:p>
          </table:table-cell>
          <table:table-cell table:style-name="ce12" office:value-type="float" office:value="0.0122982696166427" calcext:value-type="float">
            <text:p>1,23E-02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26666" calcext:value-type="float">
            <text:p>2,27E-01</text:p>
          </table:table-cell>
          <table:table-cell table:style-name="ce12" office:value-type="float" office:value="0.224328615384615" calcext:value-type="float">
            <text:p>2,24E-01</text:p>
          </table:table-cell>
          <table:table-cell table:style-name="ce12" office:value-type="float" office:value="0.174199" calcext:value-type="float">
            <text:p>1,74E-01</text:p>
          </table:table-cell>
          <table:table-cell table:style-name="ce12" office:value-type="float" office:value="0.243847" calcext:value-type="float">
            <text:p>2,44E-01</text:p>
          </table:table-cell>
          <table:table-cell table:style-name="ce12" office:value-type="float" office:value="0.0163105241921612" calcext:value-type="float">
            <text:p>1,63E-02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497105" calcext:value-type="float">
            <text:p>2,50E-01</text:p>
          </table:table-cell>
          <table:table-cell table:style-name="ce12" office:value-type="float" office:value="0.249616166666667" calcext:value-type="float">
            <text:p>2,50E-01</text:p>
          </table:table-cell>
          <table:table-cell table:style-name="ce12" office:value-type="float" office:value="0.1943" calcext:value-type="float">
            <text:p>1,94E-01</text:p>
          </table:table-cell>
          <table:table-cell table:style-name="ce12" office:value-type="float" office:value="0.293574" calcext:value-type="float">
            <text:p>2,94E-01</text:p>
          </table:table-cell>
          <table:table-cell table:style-name="ce12" office:value-type="float" office:value="0.0224314457355713" calcext:value-type="float">
            <text:p>2,24E-02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74326" calcext:value-type="float">
            <text:p>8,74E-01</text:p>
          </table:table-cell>
          <table:table-cell table:style-name="ce12" office:value-type="float" office:value="0.876932272727273" calcext:value-type="float">
            <text:p>8,77E-01</text:p>
          </table:table-cell>
          <table:table-cell table:style-name="ce12" office:value-type="float" office:value="0.74554" calcext:value-type="float">
            <text:p>7,46E-01</text:p>
          </table:table-cell>
          <table:table-cell table:style-name="ce12" office:value-type="float" office:value="1.011785" calcext:value-type="float">
            <text:p>1,01E+00</text:p>
          </table:table-cell>
          <table:table-cell table:style-name="ce12" office:value-type="float" office:value="0.060543500207852" calcext:value-type="float">
            <text:p>6,05E-02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46308" calcext:value-type="float">
            <text:p>2,46E-01</text:p>
          </table:table-cell>
          <table:table-cell table:style-name="ce12" office:value-type="float" office:value="0.243332818181818" calcext:value-type="float">
            <text:p>2,43E-01</text:p>
          </table:table-cell>
          <table:table-cell table:style-name="ce12" office:value-type="float" office:value="0.209046" calcext:value-type="float">
            <text:p>2,09E-01</text:p>
          </table:table-cell>
          <table:table-cell table:style-name="ce12" office:value-type="float" office:value="0.253954" calcext:value-type="float">
            <text:p>2,54E-01</text:p>
          </table:table-cell>
          <table:table-cell table:style-name="ce12" office:value-type="float" office:value="0.0119556476931882" calcext:value-type="float">
            <text:p>1,20E-02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2" office:value-type="float" office:value="0.155523" calcext:value-type="float">
            <text:p>1,56E-01</text:p>
          </table:table-cell>
          <table:table-cell table:style-name="ce12" office:value-type="float" office:value="0.160470857142857" calcext:value-type="float">
            <text:p>1,60E-01</text:p>
          </table:table-cell>
          <table:table-cell table:style-name="ce12" office:value-type="float" office:value="0.152158" calcext:value-type="float">
            <text:p>1,52E-01</text:p>
          </table:table-cell>
          <table:table-cell table:style-name="ce12" office:value-type="float" office:value="0.178721" calcext:value-type="float">
            <text:p>1,79E-01</text:p>
          </table:table-cell>
          <table:table-cell table:style-name="ce12" office:value-type="float" office:value="0.0104819679677144" calcext:value-type="float">
            <text:p>1,05E-02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2" office:value-type="float" office:value="0.07511" calcext:value-type="float">
            <text:p>7,51E-02</text:p>
          </table:table-cell>
          <table:table-cell table:style-name="ce12" office:value-type="float" office:value="0.0748355714285714" calcext:value-type="float">
            <text:p>7,48E-02</text:p>
          </table:table-cell>
          <table:table-cell table:style-name="ce12" office:value-type="float" office:value="0.074025" calcext:value-type="float">
            <text:p>7,40E-02</text:p>
          </table:table-cell>
          <table:table-cell table:style-name="ce12" office:value-type="float" office:value="0.075575" calcext:value-type="float">
            <text:p>7,56E-02</text:p>
          </table:table-cell>
          <table:table-cell table:style-name="ce12" office:value-type="float" office:value="0.000600978329377154" calcext:value-type="float">
            <text:p>6,01E-04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2" office:value-type="float" office:value="0.077335" calcext:value-type="float">
            <text:p>7,73E-02</text:p>
          </table:table-cell>
          <table:table-cell table:style-name="ce12" office:value-type="float" office:value="0.0773572857142857" calcext:value-type="float">
            <text:p>7,74E-02</text:p>
          </table:table-cell>
          <table:table-cell table:style-name="ce12" office:value-type="float" office:value="0.076788" calcext:value-type="float">
            <text:p>7,68E-02</text:p>
          </table:table-cell>
          <table:table-cell table:style-name="ce12" office:value-type="float" office:value="0.077815" calcext:value-type="float">
            <text:p>7,78E-02</text:p>
          </table:table-cell>
          <table:table-cell table:style-name="ce12" office:value-type="float" office:value="0.000328542089787449" calcext:value-type="float">
            <text:p>3,29E-04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2" office:value-type="float" office:value="1.550128" calcext:value-type="float">
            <text:p>1,55E+00</text:p>
          </table:table-cell>
          <table:table-cell table:style-name="ce12" office:value-type="float" office:value="1.53616442857143" calcext:value-type="float">
            <text:p>1,54E+00</text:p>
          </table:table-cell>
          <table:table-cell table:style-name="ce12" office:value-type="float" office:value="1.439451" calcext:value-type="float">
            <text:p>1,44E+00</text:p>
          </table:table-cell>
          <table:table-cell table:style-name="ce12" office:value-type="float" office:value="1.565749" calcext:value-type="float">
            <text:p>1,57E+00</text:p>
          </table:table-cell>
          <table:table-cell table:style-name="ce12" office:value-type="float" office:value="0.0433039201722628" calcext:value-type="float">
            <text:p>4,33E-02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179688" calcext:value-type="float">
            <text:p>1,80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number-columns-repeated="4" table:style-name="ce12" office:value-type="float" office:value="0.174238" calcext:value-type="float">
            <text:p>1,74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number-columns-repeated="4" table:style-name="ce12" office:value-type="float" office:value="0.212325" calcext:value-type="float">
            <text:p>2,1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number-columns-repeated="4" table:style-name="ce12" office:value-type="float" office:value="0.16587" calcext:value-type="float">
            <text:p>1,66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number-columns-repeated="4" table:style-name="ce12" office:value-type="float" office:value="0.221423" calcext:value-type="float">
            <text:p>2,21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number-columns-repeated="4" table:style-name="ce12" office:value-type="float" office:value="0.218397" calcext:value-type="float">
            <text:p>2,18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number-columns-repeated="4" table:style-name="ce12" office:value-type="float" office:value="0.075161" calcext:value-type="float">
            <text:p>7,52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number-columns-repeated="4" table:style-name="ce12" office:value-type="float" office:value="0.076571" calcext:value-type="float">
            <text:p>7,66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number-columns-repeated="4" table:style-name="ce12" office:value-type="float" office:value="0.222737" calcext:value-type="float">
            <text:p>2,23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number-columns-repeated="4" table:style-name="ce12" office:value-type="float" office:value="0.862124" calcext:value-type="float">
            <text:p>8,6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number-columns-repeated="4" table:style-name="ce12" office:value-type="float" office:value="0.902409" calcext:value-type="float">
            <text:p>9,0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number-columns-repeated="4" table:style-name="ce12" office:value-type="float" office:value="0.883628" calcext:value-type="float">
            <text:p>8,84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number-columns-repeated="4" table:style-name="ce12" office:value-type="float" office:value="4.136747" calcext:value-type="float">
            <text:p>4,14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23019" calcext:value-type="float">
            <text:p>2,30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154714" calcext:value-type="float">
            <text:p>1,55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7397" calcext:value-type="float">
            <text:p>7,40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81607" calcext:value-type="float">
            <text:p>8,16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223544" calcext:value-type="float">
            <text:p>2,24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1.011797" calcext:value-type="float">
            <text:p>1,01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2.281073" calcext:value-type="float">
            <text:p>2,28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233656" calcext:value-type="float">
            <text:p>2,34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Tupleprocessor.process</text:p>
          </table:table-cell>
          <table:table-cell table:number-columns-repeated="4" table:style-name="ce10" office:value-type="float" office:value="0.233989" calcext:value-type="float">
            <text:p>2,34E-01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21" table:number-columns-repeated="1017"/>
        </table:table-row>
        <table:table-row table:style-name="ro1" table:number-rows-repeated="7">
          <table:table-cell/>
          <table:table-cell table:style-name="ce21" table:number-columns-repeated="1023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21"/>
        <table:table-column table:style-name="co2" table:default-cell-style-name="ce24"/>
        <table:table-column table:style-name="co3" table:number-columns-repeated="5" table:default-cell-style-name="ce24"/>
        <table:table-column table:style-name="co4" table:default-cell-style-name="ce24"/>
        <table:table-column table:style-name="co3" table:number-columns-repeated="3" table:default-cell-style-name="ce24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4"/>
        <table:table-column table:style-name="co7" table:number-columns-repeated="1008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.01" calcext:value-type="float">
            <text:p>0,0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9"/>
          <table:table-cell table:number-columns-repeated="1014"/>
        </table:table-row>
        <table:table-row table:style-name="ro1">
          <table:table-cell table:style-name="ce19"/>
          <table:table-cell table:style-name="ce7" office:value-type="string" calcext:value-type="string">
            <text:p>msno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num_25</text:p>
          </table:table-cell>
          <table:table-cell table:style-name="ce7" office:value-type="string" calcext:value-type="string">
            <text:p>num_50</text:p>
          </table:table-cell>
          <table:table-cell table:style-name="ce7" office:value-type="string" calcext:value-type="string">
            <text:p>num_75</text:p>
          </table:table-cell>
          <table:table-cell table:style-name="ce7" office:value-type="string" calcext:value-type="string">
            <text:p>num_985</text:p>
          </table:table-cell>
          <table:table-cell table:style-name="ce7" office:value-type="string" calcext:value-type="string">
            <text:p>num_100</text:p>
          </table:table-cell>
          <table:table-cell table:style-name="ce7" office:value-type="string" calcext:value-type="string">
            <text:p>num_unq</text:p>
          </table:table-cell>
          <table:table-cell table:style-name="ce7" office:value-type="string" calcext:value-type="string">
            <text:p>total_secs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6.0190193447124" calcext:value-type="float">
            <text:p>6,019019344712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9928" calcext:value-type="float">
            <text:p>9928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9928" calcext:value-type="float">
            <text:p>9928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9" calcext:value-type="float">
            <text:p>9999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13.273291186392" calcext:value-type="float">
            <text:p>13,273291186392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13.273291186392" calcext:value-type="float">
            <text:p>13,273291186392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0294690786557669" calcext:value-type="float">
            <text:p>0,029469078655767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259.251850370074" calcext:value-type="float">
            <text:p>259,251850370074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86400" calcext:value-type="float">
            <text:p>864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4725.69025117522" calcext:value-type="float">
            <text:p>4725,69025117522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22332148.3500525" calcext:value-type="float">
            <text:p>22332148,3500525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3-31 00:00: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3-01 00:00: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4.95276851041305" calcext:value-type="float">
            <text:p>4,95276851041305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57" calcext:value-type="float">
            <text:p>257</text:p>
          </table:table-cell>
          <table:table-cell office:value-type="float" office:value="214" calcext:value-type="float">
            <text:p>214</text:p>
          </table:table-cell>
          <table:table-cell office:value-type="float" office:value="9971" calcext:value-type="float">
            <text:p>9971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9999" calcext:value-type="float">
            <text:p>9999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06689899364573" calcext:value-type="float">
            <text:p>4,06689899364573</text:p>
          </table:table-cell>
          <table:table-cell office:value-type="float" office:value="2.36573799890477" calcext:value-type="float">
            <text:p>2,36573799890477</text:p>
          </table:table-cell>
          <table:table-cell office:value-type="float" office:value="1.95149470880823" calcext:value-type="float">
            <text:p>1,95149470880823</text:p>
          </table:table-cell>
          <table:table-cell office:value-type="float" office:value="2.0721997003209" calcext:value-type="float">
            <text:p>2,0721997003209</text:p>
          </table:table-cell>
          <table:table-cell office:value-type="float" office:value="6.43213448780137" calcext:value-type="float">
            <text:p>6,43213448780137</text:p>
          </table:table-cell>
          <table:table-cell office:value-type="float" office:value="6.37291003281099" calcext:value-type="float">
            <text:p>6,37291003281099</text:p>
          </table:table-cell>
          <table:table-cell office:value-type="float" office:value="13.281692026476" calcext:value-type="float">
            <text:p>13,281692026476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87548754875488" calcext:value-type="float">
            <text:p>6,87548754875488</text:p>
          </table:table-cell>
          <table:table-cell office:value-type="float" office:value="1.62416241624162" calcext:value-type="float">
            <text:p>1,62416241624162</text:p>
          </table:table-cell>
          <table:table-cell office:value-type="float" office:value="1.003300330033" calcext:value-type="float">
            <text:p>1,003300330033</text:p>
          </table:table-cell>
          <table:table-cell office:value-type="float" office:value="1.17711771177118" calcext:value-type="float">
            <text:p>1,17711771177118</text:p>
          </table:table-cell>
          <table:table-cell office:value-type="float" office:value="33.1662166216622" calcext:value-type="float">
            <text:p>33,1662166216622</text:p>
          </table:table-cell>
          <table:table-cell office:value-type="float" office:value="31.7917791779178" calcext:value-type="float">
            <text:p>31,7917791779178</text:p>
          </table:table-cell>
          <table:table-cell office:value-type="float" office:value="8640.26669017181" calcext:value-type="float">
            <text:p>8640,26669017181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78" calcext:value-type="float">
            <text:p>278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157" calcext:value-type="float">
            <text:p>157</text:p>
          </table:table-cell>
          <table:table-cell office:value-type="float" office:value="556" calcext:value-type="float">
            <text:p>556</text:p>
          </table:table-cell>
          <table:table-cell office:value-type="float" office:value="368" calcext:value-type="float">
            <text:p>368</text:p>
          </table:table-cell>
          <table:table-cell office:value-type="float" office:value="132820.9375" calcext:value-type="float">
            <text:p>132820,937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1999986171722" calcext:value-type="float">
            <text:p>0,301999986171722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.2167299243109" calcext:value-type="float">
            <text:p>14,2167299243109</text:p>
          </table:table-cell>
          <table:table-cell office:value-type="float" office:value="3.89906149016345" calcext:value-type="float">
            <text:p>3,89906149016345</text:p>
          </table:table-cell>
          <table:table-cell office:value-type="float" office:value="2.05326829712569" calcext:value-type="float">
            <text:p>2,05326829712569</text:p>
          </table:table-cell>
          <table:table-cell office:value-type="float" office:value="3.42024885987406" calcext:value-type="float">
            <text:p>3,42024885987406</text:p>
          </table:table-cell>
          <table:table-cell office:value-type="float" office:value="42.8536091593149" calcext:value-type="float">
            <text:p>42,8536091593149</text:p>
          </table:table-cell>
          <table:table-cell office:value-type="float" office:value="34.6524274401891" calcext:value-type="float">
            <text:p>34,6524274401891</text:p>
          </table:table-cell>
          <table:table-cell office:value-type="float" office:value="10345.7087646175" calcext:value-type="float">
            <text:p>10345,708764617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2.115409740798" calcext:value-type="float">
            <text:p>202,115409740798</text:p>
          </table:table-cell>
          <table:table-cell office:value-type="float" office:value="15.2026805040756" calcext:value-type="float">
            <text:p>15,2026805040756</text:p>
          </table:table-cell>
          <table:table-cell office:value-type="float" office:value="4.21591069998142" calcext:value-type="float">
            <text:p>4,21591069998142</text:p>
          </table:table-cell>
          <table:table-cell office:value-type="float" office:value="11.6981022634698" calcext:value-type="float">
            <text:p>11,6981022634698</text:p>
          </table:table-cell>
          <table:table-cell office:value-type="float" office:value="1836.43181797931" calcext:value-type="float">
            <text:p>1836,43181797931</text:p>
          </table:table-cell>
          <table:table-cell office:value-type="float" office:value="1200.79072749757" calcext:value-type="float">
            <text:p>1200,79072749757</text:p>
          </table:table-cell>
          <table:table-cell office:value-type="float" office:value="107033689.842284" calcext:value-type="float">
            <text:p>107033689,84228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7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7.363302" calcext:value-type="float">
            <text:p>1,74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number-columns-repeated="4" table:style-name="ce12" office:value-type="float" office:value="4.347369" calcext:value-type="float">
            <text:p>4,35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1.810974" calcext:value-type="float">
            <text:p>1,81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2" office:value-type="float" office:value="1.560944" calcext:value-type="float">
            <text:p>1,56E+00</text:p>
          </table:table-cell>
          <table:table-cell table:style-name="ce12" office:value-type="float" office:value="1.55871857142857" calcext:value-type="float">
            <text:p>1,56E+00</text:p>
          </table:table-cell>
          <table:table-cell table:style-name="ce12" office:value-type="float" office:value="1.526302" calcext:value-type="float">
            <text:p>1,53E+00</text:p>
          </table:table-cell>
          <table:table-cell table:style-name="ce12" office:value-type="float" office:value="1.584904" calcext:value-type="float">
            <text:p>1,58E+00</text:p>
          </table:table-cell>
          <table:table-cell table:style-name="ce12" office:value-type="float" office:value="0.019167291861025" calcext:value-type="float">
            <text:p>1,92E-02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number-columns-repeated="4" table:style-name="ce12" office:value-type="float" office:value="0.868533" calcext:value-type="float">
            <text:p>8,69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38983" calcext:value-type="float">
            <text:p>8,39E-01</text:p>
          </table:table-cell>
          <table:table-cell table:style-name="ce12" office:value-type="float" office:value="0.833177" calcext:value-type="float">
            <text:p>8,33E-01</text:p>
          </table:table-cell>
          <table:table-cell table:style-name="ce12" office:value-type="float" office:value="0.779164" calcext:value-type="float">
            <text:p>7,79E-01</text:p>
          </table:table-cell>
          <table:table-cell table:style-name="ce12" office:value-type="float" office:value="0.868949" calcext:value-type="float">
            <text:p>8,69E-01</text:p>
          </table:table-cell>
          <table:table-cell table:style-name="ce12" office:value-type="float" office:value="0.0256690519575616" calcext:value-type="float">
            <text:p>2,57E-02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number-columns-repeated="4" table:style-name="ce12" office:value-type="float" office:value="0.82114" calcext:value-type="float">
            <text:p>8,21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0.810322" calcext:value-type="float">
            <text:p>8,10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number-columns-repeated="4" table:style-name="ce12" office:value-type="float" office:value="0.791919" calcext:value-type="float">
            <text:p>7,9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number-columns-repeated="4" table:style-name="ce12" office:value-type="float" office:value="0.559187" calcext:value-type="float">
            <text:p>5,59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Tupleprocessor.process</text:p>
          </table:table-cell>
          <table:table-cell table:number-columns-repeated="4" table:style-name="ce10" office:value-type="float" office:value="0.431776" calcext:value-type="float">
            <text:p>4,32E-01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431478" calcext:value-type="float">
            <text:p>4,31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326106" calcext:value-type="float">
            <text:p>3,26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number-columns-repeated="4" table:style-name="ce12" office:value-type="float" office:value="0.288874" calcext:value-type="float">
            <text:p>2,89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45668" calcext:value-type="float">
            <text:p>2,46E-01</text:p>
          </table:table-cell>
          <table:table-cell table:style-name="ce12" office:value-type="float" office:value="0.255381" calcext:value-type="float">
            <text:p>2,55E-01</text:p>
          </table:table-cell>
          <table:table-cell table:style-name="ce12" office:value-type="float" office:value="0.192408" calcext:value-type="float">
            <text:p>1,92E-01</text:p>
          </table:table-cell>
          <table:table-cell table:style-name="ce12" office:value-type="float" office:value="0.386726" calcext:value-type="float">
            <text:p>3,87E-01</text:p>
          </table:table-cell>
          <table:table-cell table:style-name="ce12" office:value-type="float" office:value="0.0468461564399898" calcext:value-type="float">
            <text:p>4,68E-02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42366" calcext:value-type="float">
            <text:p>2,42E-01</text:p>
          </table:table-cell>
          <table:table-cell table:style-name="ce12" office:value-type="float" office:value="0.235827833333333" calcext:value-type="float">
            <text:p>2,36E-01</text:p>
          </table:table-cell>
          <table:table-cell table:style-name="ce12" office:value-type="float" office:value="0.19237" calcext:value-type="float">
            <text:p>1,92E-01</text:p>
          </table:table-cell>
          <table:table-cell table:style-name="ce12" office:value-type="float" office:value="0.256509" calcext:value-type="float">
            <text:p>2,57E-01</text:p>
          </table:table-cell>
          <table:table-cell table:style-name="ce12" office:value-type="float" office:value="0.0206426492170208" calcext:value-type="float">
            <text:p>2,06E-02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31826" calcext:value-type="float">
            <text:p>2,32E-01</text:p>
          </table:table-cell>
          <table:table-cell table:style-name="ce12" office:value-type="float" office:value="0.238228" calcext:value-type="float">
            <text:p>2,38E-01</text:p>
          </table:table-cell>
          <table:table-cell table:style-name="ce12" office:value-type="float" office:value="0.152182" calcext:value-type="float">
            <text:p>1,52E-01</text:p>
          </table:table-cell>
          <table:table-cell table:style-name="ce12" office:value-type="float" office:value="0.431441" calcext:value-type="float">
            <text:p>4,31E-01</text:p>
          </table:table-cell>
          <table:table-cell table:style-name="ce12" office:value-type="float" office:value="0.0669208007535774" calcext:value-type="float">
            <text:p>6,69E-02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number-columns-repeated="4" table:style-name="ce12" office:value-type="float" office:value="0.221416" calcext:value-type="float">
            <text:p>2,21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number-columns-repeated="4" table:style-name="ce12" office:value-type="float" office:value="0.216468" calcext:value-type="float">
            <text:p>2,16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number-columns-repeated="4" table:style-name="ce12" office:value-type="float" office:value="0.213842" calcext:value-type="float">
            <text:p>2,14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12012" calcext:value-type="float">
            <text:p>2,12E-01</text:p>
          </table:table-cell>
          <table:table-cell table:style-name="ce12" office:value-type="float" office:value="0.213532636363636" calcext:value-type="float">
            <text:p>2,14E-01</text:p>
          </table:table-cell>
          <table:table-cell table:style-name="ce12" office:value-type="float" office:value="0.196338" calcext:value-type="float">
            <text:p>1,96E-01</text:p>
          </table:table-cell>
          <table:table-cell table:style-name="ce12" office:value-type="float" office:value="0.228864" calcext:value-type="float">
            <text:p>2,29E-01</text:p>
          </table:table-cell>
          <table:table-cell table:style-name="ce12" office:value-type="float" office:value="0.0124727536997467" calcext:value-type="float">
            <text:p>1,25E-02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2" office:value-type="float" office:value="0.171443" calcext:value-type="float">
            <text:p>1,71E-01</text:p>
          </table:table-cell>
          <table:table-cell table:style-name="ce12" office:value-type="float" office:value="0.172195714285714" calcext:value-type="float">
            <text:p>1,72E-01</text:p>
          </table:table-cell>
          <table:table-cell table:style-name="ce12" office:value-type="float" office:value="0.170508" calcext:value-type="float">
            <text:p>1,71E-01</text:p>
          </table:table-cell>
          <table:table-cell table:style-name="ce12" office:value-type="float" office:value="0.175743" calcext:value-type="float">
            <text:p>1,76E-01</text:p>
          </table:table-cell>
          <table:table-cell table:style-name="ce12" office:value-type="float" office:value="0.00199530546652935" calcext:value-type="float">
            <text:p>2,00E-03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168715" calcext:value-type="float">
            <text:p>1,69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number-columns-repeated="4" table:style-name="ce12" office:value-type="float" office:value="0.161734" calcext:value-type="float">
            <text:p>1,6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152226" calcext:value-type="float">
            <text:p>1,5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146349" calcext:value-type="float">
            <text:p>1,46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2" office:value-type="float" office:value="0.085443" calcext:value-type="float">
            <text:p>8,54E-02</text:p>
          </table:table-cell>
          <table:table-cell table:style-name="ce12" office:value-type="float" office:value="0.086231" calcext:value-type="float">
            <text:p>8,62E-02</text:p>
          </table:table-cell>
          <table:table-cell table:style-name="ce12" office:value-type="float" office:value="0.084723" calcext:value-type="float">
            <text:p>8,47E-02</text:p>
          </table:table-cell>
          <table:table-cell table:style-name="ce12" office:value-type="float" office:value="0.090294" calcext:value-type="float">
            <text:p>9,03E-02</text:p>
          </table:table-cell>
          <table:table-cell table:style-name="ce12" office:value-type="float" office:value="0.00188373609262727" calcext:value-type="float">
            <text:p>1,88E-03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2" office:value-type="float" office:value="0.078373" calcext:value-type="float">
            <text:p>7,84E-02</text:p>
          </table:table-cell>
          <table:table-cell table:style-name="ce12" office:value-type="float" office:value="0.0801744285714286" calcext:value-type="float">
            <text:p>8,02E-02</text:p>
          </table:table-cell>
          <table:table-cell table:style-name="ce12" office:value-type="float" office:value="0.076249" calcext:value-type="float">
            <text:p>7,62E-02</text:p>
          </table:table-cell>
          <table:table-cell table:style-name="ce12" office:value-type="float" office:value="0.092635" calcext:value-type="float">
            <text:p>9,26E-02</text:p>
          </table:table-cell>
          <table:table-cell table:style-name="ce12" office:value-type="float" office:value="0.00556883386527625" calcext:value-type="float">
            <text:p>5,57E-03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46768" calcext:value-type="float">
            <text:p>4,68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number-columns-repeated="4" table:style-name="ce12" office:value-type="float" office:value="0.045173" calcext:value-type="float">
            <text:p>4,52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39148" calcext:value-type="float">
            <text:p>3,91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number-columns-repeated="4" table:style-name="ce12" office:value-type="float" office:value="0.038485" calcext:value-type="float">
            <text:p>3,85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609090909090909" calcext:value-type="float">
            <text:p>6,09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053935988997059" calcext:value-type="float">
            <text:p>5,39E-07</text:p>
          </table:table-cell>
          <table:table-cell table:style-name="ce15" office:value-type="float" office:value="11" calcext:value-type="float">
            <text:p>11</text:p>
          </table:table-cell>
          <table:table-cell table:style-name="ce21" table:number-columns-repeated="1017"/>
        </table:table-row>
        <table:table-row table:style-name="ro1">
          <table:table-cell/>
          <table:table-cell table:style-name="ce21"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21"/>
        <table:table-column table:style-name="co2" table:default-cell-style-name="ce24"/>
        <table:table-column table:style-name="co3" table:number-columns-repeated="5" table:default-cell-style-name="ce24"/>
        <table:table-column table:style-name="co4" table:default-cell-style-name="ce24"/>
        <table:table-column table:style-name="co3" table:number-columns-repeated="3" table:default-cell-style-name="ce24"/>
        <table:table-column table:style-name="co4" table:number-columns-repeated="2" table:default-cell-style-name="ce24"/>
        <table:table-column table:style-name="co3" table:default-cell-style-name="ce24"/>
        <table:table-column table:style-name="co8" table:number-columns-repeated="2" table:default-cell-style-name="ce24"/>
        <table:table-column table:style-name="co9" table:default-cell-style-name="ce24"/>
        <table:table-column table:style-name="co8" table:default-cell-style-name="ce24"/>
        <table:table-column table:style-name="co9" table:default-cell-style-name="ce24"/>
        <table:table-column table:style-name="co8" table:default-cell-style-name="ce24"/>
        <table:table-column table:style-name="co9" table:default-cell-style-name="ce24"/>
        <table:table-column table:style-name="co8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number-columns-repeated="1000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9"/>
          <table:table-cell table:number-columns-repeated="1014"/>
        </table:table-row>
        <table:table-row table:style-name="ro1">
          <table:table-cell table:style-name="ce19"/>
          <table:table-cell table:style-name="ce7" office:value-type="string" calcext:value-type="string">
            <text:p>msno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num_25</text:p>
          </table:table-cell>
          <table:table-cell table:style-name="ce7" office:value-type="string" calcext:value-type="string">
            <text:p>num_50</text:p>
          </table:table-cell>
          <table:table-cell table:style-name="ce7" office:value-type="string" calcext:value-type="string">
            <text:p>num_75</text:p>
          </table:table-cell>
          <table:table-cell table:style-name="ce7" office:value-type="string" calcext:value-type="string">
            <text:p>num_985</text:p>
          </table:table-cell>
          <table:table-cell table:style-name="ce7" office:value-type="string" calcext:value-type="string">
            <text:p>num_100</text:p>
          </table:table-cell>
          <table:table-cell table:style-name="ce7" office:value-type="string" calcext:value-type="string">
            <text:p>num_unq</text:p>
          </table:table-cell>
          <table:table-cell table:style-name="ce7" office:value-type="string" calcext:value-type="string">
            <text:p>total_secs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6.01901328853215" calcext:value-type="float">
            <text:p>6,0190132885321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94185" calcext:value-type="float">
            <text:p>9418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94185" calcext:value-type="float">
            <text:p>9418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99" calcext:value-type="float">
            <text:p>99999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16.4914610756717" calcext:value-type="float">
            <text:p>16,4914610756717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16.4914610756717" calcext:value-type="float">
            <text:p>16,4914610756717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0039436387633649" calcext:value-type="float">
            <text:p>0,003943638763365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25.9205184103682" calcext:value-type="float">
            <text:p>25,9205184103682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86400" calcext:value-type="float">
            <text:p>864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496.28236552335" calcext:value-type="float">
            <text:p>1496,28236552335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2238860.91737616" calcext:value-type="float">
            <text:p>2238860,91737616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3-31 00:00: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3-01 00:00: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4.95388798791059" calcext:value-type="float">
            <text:p>4,95388798791059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6" calcext:value-type="float">
            <text:p>206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305" calcext:value-type="float">
            <text:p>305</text:p>
          </table:table-cell>
          <table:table-cell office:value-type="float" office:value="98121" calcext:value-type="float">
            <text:p>98121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99999" calcext:value-type="float">
            <text:p>99999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96963872000842" calcext:value-type="float">
            <text:p>3,96963872000842</text:p>
          </table:table-cell>
          <table:table-cell office:value-type="float" office:value="2.31505588364702" calcext:value-type="float">
            <text:p>2,31505588364702</text:p>
          </table:table-cell>
          <table:table-cell office:value-type="float" office:value="1.9088270822377" calcext:value-type="float">
            <text:p>1,9088270822377</text:p>
          </table:table-cell>
          <table:table-cell office:value-type="float" office:value="2.00093381175157" calcext:value-type="float">
            <text:p>2,00093381175157</text:p>
          </table:table-cell>
          <table:table-cell office:value-type="float" office:value="6.34887232591554" calcext:value-type="float">
            <text:p>6,34887232591554</text:p>
          </table:table-cell>
          <table:table-cell office:value-type="float" office:value="6.27822615356898" calcext:value-type="float">
            <text:p>6,27822615356898</text:p>
          </table:table-cell>
          <table:table-cell office:value-type="float" office:value="16.5641386794737" calcext:value-type="float">
            <text:p>16,5641386794737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23291232912329" calcext:value-type="float">
            <text:p>6,23291232912329</text:p>
          </table:table-cell>
          <table:table-cell office:value-type="float" office:value="1.5210152101521" calcext:value-type="float">
            <text:p>1,5210152101521</text:p>
          </table:table-cell>
          <table:table-cell office:value-type="float" office:value="0.944089440894409" calcext:value-type="float">
            <text:p>0,944089440894409</text:p>
          </table:table-cell>
          <table:table-cell office:value-type="float" office:value="1.09043090430904" calcext:value-type="float">
            <text:p>1,09043090430904</text:p>
          </table:table-cell>
          <table:table-cell office:value-type="float" office:value="30.7266172661727" calcext:value-type="float">
            <text:p>30,7266172661727</text:p>
          </table:table-cell>
          <table:table-cell office:value-type="float" office:value="29.3543835438354" calcext:value-type="float">
            <text:p>29,3543835438354</text:p>
          </table:table-cell>
          <table:table-cell office:value-type="float" office:value="8009.56792973098" calcext:value-type="float">
            <text:p>8009,56792973098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38" calcext:value-type="float">
            <text:p>438</text:p>
          </table:table-cell>
          <table:table-cell office:value-type="float" office:value="242" calcext:value-type="float">
            <text:p>242</text:p>
          </table:table-cell>
          <table:table-cell office:value-type="float" office:value="114" calcext:value-type="float">
            <text:p>114</text:p>
          </table:table-cell>
          <table:table-cell office:value-type="float" office:value="273" calcext:value-type="float">
            <text:p>273</text:p>
          </table:table-cell>
          <table:table-cell office:value-type="float" office:value="1619" calcext:value-type="float">
            <text:p>1619</text:p>
          </table:table-cell>
          <table:table-cell office:value-type="float" office:value="651" calcext:value-type="float">
            <text:p>651</text:p>
          </table:table-cell>
          <table:table-cell office:value-type="float" office:value="406113.3125" calcext:value-type="float">
            <text:p>406113,312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0000005364418" calcext:value-type="float">
            <text:p>0,026000000536442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.5432107417054" calcext:value-type="float">
            <text:p>12,5432107417054</text:p>
          </table:table-cell>
          <table:table-cell office:value-type="float" office:value="3.72154462075946" calcext:value-type="float">
            <text:p>3,72154462075946</text:p>
          </table:table-cell>
          <table:table-cell office:value-type="float" office:value="1.84718113931005" calcext:value-type="float">
            <text:p>1,84718113931005</text:p>
          </table:table-cell>
          <table:table-cell office:value-type="float" office:value="3.53539493175744" calcext:value-type="float">
            <text:p>3,53539493175744</text:p>
          </table:table-cell>
          <table:table-cell office:value-type="float" office:value="40.7046988854283" calcext:value-type="float">
            <text:p>40,7046988854283</text:p>
          </table:table-cell>
          <table:table-cell office:value-type="float" office:value="32.2174094733665" calcext:value-type="float">
            <text:p>32,2174094733665</text:p>
          </table:table-cell>
          <table:table-cell office:value-type="float" office:value="9824.52113217505" calcext:value-type="float">
            <text:p>9824,5211321750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7.332135710834" calcext:value-type="float">
            <text:p>157,332135710834</text:p>
          </table:table-cell>
          <table:table-cell office:value-type="float" office:value="13.8498943643036" calcext:value-type="float">
            <text:p>13,8498943643036</text:p>
          </table:table-cell>
          <table:table-cell office:value-type="float" office:value="3.41207816142277" calcext:value-type="float">
            <text:p>3,41207816142277</text:p>
          </table:table-cell>
          <table:table-cell office:value-type="float" office:value="12.4990173234962" calcext:value-type="float">
            <text:p>12,4990173234962</text:p>
          </table:table-cell>
          <table:table-cell office:value-type="float" office:value="1656.87251135339" calcext:value-type="float">
            <text:p>1656,87251135339</text:p>
          </table:table-cell>
          <table:table-cell office:value-type="float" office:value="1037.96147317457" calcext:value-type="float">
            <text:p>1037,96147317457</text:p>
          </table:table-cell>
          <table:table-cell office:value-type="float" office:value="96521215.476554" calcext:value-type="float">
            <text:p>96521215,47655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7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7.941286" calcext:value-type="float">
            <text:p>2,79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number-columns-repeated="4" table:style-name="ce12" office:value-type="float" office:value="11.302241" calcext:value-type="float">
            <text:p>1,13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number-columns-repeated="4" table:style-name="ce12" office:value-type="float" office:value="3.852963" calcext:value-type="float">
            <text:p>3,85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3.057445" calcext:value-type="float">
            <text:p>3,06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2.029666" calcext:value-type="float">
            <text:p>2,03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2.029389" calcext:value-type="float">
            <text:p>2,03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Numericprocessor.process</text:p>
          </table:table-cell>
          <table:table-cell table:style-name="ce10" office:value-type="float" office:value="1.851137" calcext:value-type="float">
            <text:p>1,85E+00</text:p>
          </table:table-cell>
          <table:table-cell table:style-name="ce10" office:value-type="float" office:value="1.89925385714286" calcext:value-type="float">
            <text:p>1,90E+00</text:p>
          </table:table-cell>
          <table:table-cell table:style-name="ce10" office:value-type="float" office:value="1.743189" calcext:value-type="float">
            <text:p>1,74E+00</text:p>
          </table:table-cell>
          <table:table-cell table:style-name="ce10" office:value-type="float" office:value="2.344921" calcext:value-type="float">
            <text:p>2,34E+00</text:p>
          </table:table-cell>
          <table:table-cell table:style-name="ce10" office:value-type="float" office:value="0.202047877753788" calcext:value-type="float">
            <text:p>2,02E-01</text:p>
          </table:table-cell>
          <table:table-cell table:style-name="ce16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1.736256" calcext:value-type="float">
            <text:p>1,74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.652513" calcext:value-type="float">
            <text:p>1,65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number-columns-repeated="4" table:style-name="ce12" office:value-type="float" office:value="1.559658" calcext:value-type="float">
            <text:p>1,56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number-columns-repeated="4" table:style-name="ce12" office:value-type="float" office:value="1.302238" calcext:value-type="float">
            <text:p>1,30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1.110129" calcext:value-type="float">
            <text:p>1,11E+00</text:p>
          </table:table-cell>
          <table:table-cell table:style-name="ce12" office:value-type="float" office:value="1.16761527272727" calcext:value-type="float">
            <text:p>1,17E+00</text:p>
          </table:table-cell>
          <table:table-cell table:style-name="ce12" office:value-type="float" office:value="1.000247" calcext:value-type="float">
            <text:p>1,00E+00</text:p>
          </table:table-cell>
          <table:table-cell table:style-name="ce12" office:value-type="float" office:value="1.736245" calcext:value-type="float">
            <text:p>1,74E+00</text:p>
          </table:table-cell>
          <table:table-cell table:style-name="ce12" office:value-type="float" office:value="0.20278159860554" calcext:value-type="float">
            <text:p>2,03E-01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number-columns-repeated="4" table:style-name="ce12" office:value-type="float" office:value="1.069011" calcext:value-type="float">
            <text:p>1,07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number-columns-repeated="4" table:style-name="ce12" office:value-type="float" office:value="1.012166" calcext:value-type="float">
            <text:p>1,01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number-columns-repeated="4" table:style-name="ce12" office:value-type="float" office:value="0.765034" calcext:value-type="float">
            <text:p>7,65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number-columns-repeated="4" table:style-name="ce12" office:value-type="float" office:value="0.581802" calcext:value-type="float">
            <text:p>5,8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369821" calcext:value-type="float">
            <text:p>3,70E-01</text:p>
          </table:table-cell>
          <table:table-cell table:style-name="ce12" office:value-type="float" office:value="0.350228363636364" calcext:value-type="float">
            <text:p>3,50E-01</text:p>
          </table:table-cell>
          <table:table-cell table:style-name="ce12" office:value-type="float" office:value="0.210529" calcext:value-type="float">
            <text:p>2,11E-01</text:p>
          </table:table-cell>
          <table:table-cell table:style-name="ce12" office:value-type="float" office:value="0.397445" calcext:value-type="float">
            <text:p>3,97E-01</text:p>
          </table:table-cell>
          <table:table-cell table:style-name="ce12" office:value-type="float" office:value="0.0531326231956841" calcext:value-type="float">
            <text:p>5,31E-02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number-columns-repeated="4" table:style-name="ce12" office:value-type="float" office:value="0.336371" calcext:value-type="float">
            <text:p>3,36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3268" calcext:value-type="float">
            <text:p>3,27E-01</text:p>
          </table:table-cell>
          <table:table-cell table:style-name="ce12" office:value-type="float" office:value="0.317470181818182" calcext:value-type="float">
            <text:p>3,17E-01</text:p>
          </table:table-cell>
          <table:table-cell table:style-name="ce12" office:value-type="float" office:value="0.236422" calcext:value-type="float">
            <text:p>2,36E-01</text:p>
          </table:table-cell>
          <table:table-cell table:style-name="ce12" office:value-type="float" office:value="0.352526" calcext:value-type="float">
            <text:p>3,53E-01</text:p>
          </table:table-cell>
          <table:table-cell table:style-name="ce12" office:value-type="float" office:value="0.034757099423911" calcext:value-type="float">
            <text:p>3,48E-02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number-columns-repeated="4" table:style-name="ce12" office:value-type="float" office:value="0.313061" calcext:value-type="float">
            <text:p>3,13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966335" calcext:value-type="float">
            <text:p>2,97E-01</text:p>
          </table:table-cell>
          <table:table-cell table:style-name="ce12" office:value-type="float" office:value="0.298007583333333" calcext:value-type="float">
            <text:p>2,98E-01</text:p>
          </table:table-cell>
          <table:table-cell table:style-name="ce12" office:value-type="float" office:value="0.221032" calcext:value-type="float">
            <text:p>2,21E-01</text:p>
          </table:table-cell>
          <table:table-cell table:style-name="ce12" office:value-type="float" office:value="0.39095" calcext:value-type="float">
            <text:p>3,91E-01</text:p>
          </table:table-cell>
          <table:table-cell table:style-name="ce12" office:value-type="float" office:value="0.0393655586232394" calcext:value-type="float">
            <text:p>3,94E-02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205573" calcext:value-type="float">
            <text:p>2,06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2" office:value-type="float" office:value="0.198566" calcext:value-type="float">
            <text:p>1,99E-01</text:p>
          </table:table-cell>
          <table:table-cell table:style-name="ce12" office:value-type="float" office:value="0.254494571428571" calcext:value-type="float">
            <text:p>2,54E-01</text:p>
          </table:table-cell>
          <table:table-cell table:style-name="ce12" office:value-type="float" office:value="0.19495" calcext:value-type="float">
            <text:p>1,95E-01</text:p>
          </table:table-cell>
          <table:table-cell table:style-name="ce12" office:value-type="float" office:value="0.574771" calcext:value-type="float">
            <text:p>5,75E-01</text:p>
          </table:table-cell>
          <table:table-cell table:style-name="ce12" office:value-type="float" office:value="0.141370662581099" calcext:value-type="float">
            <text:p>1,41E-01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197107" calcext:value-type="float">
            <text:p>1,97E-01</text:p>
          </table:table-cell>
          <table:table-cell table:style-name="ce12" office:value-type="float" office:value="0.459447076923077" calcext:value-type="float">
            <text:p>4,59E-01</text:p>
          </table:table-cell>
          <table:table-cell table:style-name="ce12" office:value-type="float" office:value="0.165833" calcext:value-type="float">
            <text:p>1,66E-01</text:p>
          </table:table-cell>
          <table:table-cell table:style-name="ce12" office:value-type="float" office:value="2.029361" calcext:value-type="float">
            <text:p>2,03E+00</text:p>
          </table:table-cell>
          <table:table-cell table:style-name="ce12" office:value-type="float" office:value="0.602710427027145" calcext:value-type="float">
            <text:p>6,03E-01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17345" calcext:value-type="float">
            <text:p>1,73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165868" calcext:value-type="float">
            <text:p>1,66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92847" calcext:value-type="float">
            <text:p>9,28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2" office:value-type="float" office:value="0.082211" calcext:value-type="float">
            <text:p>8,22E-02</text:p>
          </table:table-cell>
          <table:table-cell table:style-name="ce12" office:value-type="float" office:value="0.0783324285714286" calcext:value-type="float">
            <text:p>7,83E-02</text:p>
          </table:table-cell>
          <table:table-cell table:style-name="ce12" office:value-type="float" office:value="0.065618" calcext:value-type="float">
            <text:p>6,56E-02</text:p>
          </table:table-cell>
          <table:table-cell table:style-name="ce12" office:value-type="float" office:value="0.085553" calcext:value-type="float">
            <text:p>8,56E-02</text:p>
          </table:table-cell>
          <table:table-cell table:style-name="ce12" office:value-type="float" office:value="0.00821096167443544" calcext:value-type="float">
            <text:p>8,21E-03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number-columns-repeated="4" table:style-name="ce12" office:value-type="float" office:value="0.08166" calcext:value-type="float">
            <text:p>8,17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2" office:value-type="float" office:value="0.072198" calcext:value-type="float">
            <text:p>7,22E-02</text:p>
          </table:table-cell>
          <table:table-cell table:style-name="ce12" office:value-type="float" office:value="0.0705477142857143" calcext:value-type="float">
            <text:p>7,05E-02</text:p>
          </table:table-cell>
          <table:table-cell table:style-name="ce12" office:value-type="float" office:value="0.063319" calcext:value-type="float">
            <text:p>6,33E-02</text:p>
          </table:table-cell>
          <table:table-cell table:style-name="ce12" office:value-type="float" office:value="0.073803" calcext:value-type="float">
            <text:p>7,38E-02</text:p>
          </table:table-cell>
          <table:table-cell table:style-name="ce12" office:value-type="float" office:value="0.00355946403803933" calcext:value-type="float">
            <text:p>3,56E-03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number-columns-repeated="4" table:style-name="ce12" office:value-type="float" office:value="0.07121" calcext:value-type="float">
            <text:p>7,12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65304" calcext:value-type="float">
            <text:p>6,53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618181818181818" calcext:value-type="float">
            <text:p>6,18E-06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8" calcext:value-type="float">
            <text:p>8,00E-06</text:p>
          </table:table-cell>
          <table:table-cell table:style-name="ce12" office:value-type="float" office:value="0.00000060302268915553" calcext:value-type="float">
            <text:p>6,03E-07</text:p>
          </table:table-cell>
          <table:table-cell table:style-name="ce15" office:value-type="float" office:value="11" calcext:value-type="float">
            <text:p>11</text:p>
          </table:table-cell>
          <table:table-cell table:style-name="ce21"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21"/>
        <table:table-column table:style-name="co2" table:default-cell-style-name="ce24"/>
        <table:table-column table:style-name="co3" table:default-cell-style-name="ce24"/>
        <table:table-column table:style-name="co12" table:default-cell-style-name="ce24"/>
        <table:table-column table:style-name="co13" table:default-cell-style-name="ce24"/>
        <table:table-column table:style-name="co3" table:default-cell-style-name="ce24"/>
        <table:table-column table:style-name="co14" table:default-cell-style-name="ce24"/>
        <table:table-column table:style-name="co3" table:number-columns-repeated="3" table:default-cell-style-name="ce24"/>
        <table:table-column table:style-name="co4" table:number-columns-repeated="2" table:default-cell-style-name="ce24"/>
        <table:table-column table:style-name="co15" table:default-cell-style-name="ce24"/>
        <table:table-column table:style-name="co16" table:default-cell-style-name="ce24"/>
        <table:table-column table:style-name="co15" table:number-columns-repeated="6" table:default-cell-style-name="ce24"/>
        <table:table-column table:style-name="co8" table:default-cell-style-name="ce24"/>
        <table:table-column table:style-name="co16" table:default-cell-style-name="ce24"/>
        <table:table-column table:style-name="co8" table:default-cell-style-name="ce24"/>
        <table:table-column table:style-name="co5" table:default-cell-style-name="ce24"/>
        <table:table-column table:style-name="co11" table:default-cell-style-name="ce24"/>
        <table:table-column table:style-name="co7" table:number-columns-repeated="999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.0001" calcext:value-type="float">
            <text:p>0,000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9"/>
          <table:table-cell table:number-columns-repeated="1014"/>
        </table:table-row>
        <table:table-row table:style-name="ro1">
          <table:table-cell table:style-name="ce19"/>
          <table:table-cell table:style-name="ce7" office:value-type="string" calcext:value-type="string">
            <text:p>msno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num_25</text:p>
          </table:table-cell>
          <table:table-cell table:style-name="ce7" office:value-type="string" calcext:value-type="string">
            <text:p>num_50</text:p>
          </table:table-cell>
          <table:table-cell table:style-name="ce7" office:value-type="string" calcext:value-type="string">
            <text:p>num_75</text:p>
          </table:table-cell>
          <table:table-cell table:style-name="ce7" office:value-type="string" calcext:value-type="string">
            <text:p>num_985</text:p>
          </table:table-cell>
          <table:table-cell table:style-name="ce7" office:value-type="string" calcext:value-type="string">
            <text:p>num_100</text:p>
          </table:table-cell>
          <table:table-cell table:style-name="ce7" office:value-type="string" calcext:value-type="string">
            <text:p>num_unq</text:p>
          </table:table-cell>
          <table:table-cell table:style-name="ce7" office:value-type="string" calcext:value-type="string">
            <text:p>total_secs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6.01899776276038" calcext:value-type="float">
            <text:p>6,01899776276038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591757" calcext:value-type="float">
            <text:p>591757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591757" calcext:value-type="float">
            <text:p>591757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999" calcext:value-type="float">
            <text:p>999999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18.9868675254413" calcext:value-type="float">
            <text:p>18,986867525441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18.9868675254413" calcext:value-type="float">
            <text:p>18,986867525441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9" calcext:value-type="float">
            <text:p>999999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00049402144269864" calcext:value-type="float">
            <text:p>0,000494021442699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2.59200518401037" calcext:value-type="float">
            <text:p>2,59200518401037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86400" calcext:value-type="float">
            <text:p>864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473.225664364599" calcext:value-type="float">
            <text:p>473,225664364599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223942.529413316" calcext:value-type="float">
            <text:p>223942,529413316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3-31 00:00: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3-01 00:00: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4.95397468226394" calcext:value-type="float">
            <text:p>4,95397468226394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63" calcext:value-type="float">
            <text:p>363</text:p>
          </table:table-cell>
          <table:table-cell office:value-type="float" office:value="181" calcext:value-type="float">
            <text:p>181</text:p>
          </table:table-cell>
          <table:table-cell office:value-type="float" office:value="96" calcext:value-type="float">
            <text:p>96</text:p>
          </table:table-cell>
          <table:table-cell office:value-type="float" office:value="220" calcext:value-type="float">
            <text:p>220</text:p>
          </table:table-cell>
          <table:table-cell office:value-type="float" office:value="590" calcext:value-type="float">
            <text:p>590</text:p>
          </table:table-cell>
          <table:table-cell office:value-type="float" office:value="432" calcext:value-type="float">
            <text:p>432</text:p>
          </table:table-cell>
          <table:table-cell office:value-type="float" office:value="924154" calcext:value-type="float">
            <text:p>924154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999999" calcext:value-type="float">
            <text:p>999999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95933448943873" calcext:value-type="float">
            <text:p>3,95933448943873</text:p>
          </table:table-cell>
          <table:table-cell office:value-type="float" office:value="2.30479455983395" calcext:value-type="float">
            <text:p>2,30479455983395</text:p>
          </table:table-cell>
          <table:table-cell office:value-type="float" office:value="1.90703757988424" calcext:value-type="float">
            <text:p>1,90703757988424</text:p>
          </table:table-cell>
          <table:table-cell office:value-type="float" office:value="1.99593754314691" calcext:value-type="float">
            <text:p>1,99593754314691</text:p>
          </table:table-cell>
          <table:table-cell office:value-type="float" office:value="6.33349217468922" calcext:value-type="float">
            <text:p>6,33349217468922</text:p>
          </table:table-cell>
          <table:table-cell office:value-type="float" office:value="6.26606515356072" calcext:value-type="float">
            <text:p>6,26606515356072</text:p>
          </table:table-cell>
          <table:table-cell office:value-type="float" office:value="19.7108736574452" calcext:value-type="float">
            <text:p>19,7108736574452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1954611954612" calcext:value-type="float">
            <text:p>6,1954611954612</text:p>
          </table:table-cell>
          <table:table-cell office:value-type="float" office:value="1.50955550955551" calcext:value-type="float">
            <text:p>1,50955550955551</text:p>
          </table:table-cell>
          <table:table-cell office:value-type="float" office:value="0.943133943133943" calcext:value-type="float">
            <text:p>0,943133943133943</text:p>
          </table:table-cell>
          <table:table-cell office:value-type="float" office:value="1.08130908130908" calcext:value-type="float">
            <text:p>1,08130908130908</text:p>
          </table:table-cell>
          <table:table-cell office:value-type="float" office:value="30.3044533044533" calcext:value-type="float">
            <text:p>30,3044533044533</text:p>
          </table:table-cell>
          <table:table-cell office:value-type="float" office:value="29.0718300718301" calcext:value-type="float">
            <text:p>29,0718300718301</text:p>
          </table:table-cell>
          <table:table-cell office:value-type="float" office:value="7911.60535255556" calcext:value-type="float">
            <text:p>7911,60535255556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01" calcext:value-type="float">
            <text:p>2101</text:p>
          </table:table-cell>
          <table:table-cell office:value-type="float" office:value="558" calcext:value-type="float">
            <text:p>558</text:p>
          </table:table-cell>
          <table:table-cell office:value-type="float" office:value="241" calcext:value-type="float">
            <text:p>241</text:p>
          </table:table-cell>
          <table:table-cell office:value-type="float" office:value="957" calcext:value-type="float">
            <text:p>957</text:p>
          </table:table-cell>
          <table:table-cell office:value-type="float" office:value="2120" calcext:value-type="float">
            <text:p>2120</text:p>
          </table:table-cell>
          <table:table-cell office:value-type="float" office:value="877" calcext:value-type="float">
            <text:p>877</text:p>
          </table:table-cell>
          <table:table-cell office:value-type="float" office:value="515927.53125" calcext:value-type="float">
            <text:p>515927,5312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0000000447035" calcext:value-type="float">
            <text:p>0,023000000044704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.9728555936719" calcext:value-type="float">
            <text:p>12,9728555936719</text:p>
          </table:table-cell>
          <table:table-cell office:value-type="float" office:value="3.95377845545269" calcext:value-type="float">
            <text:p>3,95377845545269</text:p>
          </table:table-cell>
          <table:table-cell office:value-type="float" office:value="1.91408618366724" calcext:value-type="float">
            <text:p>1,91408618366724</text:p>
          </table:table-cell>
          <table:table-cell office:value-type="float" office:value="3.5875552553698" calcext:value-type="float">
            <text:p>3,5875552553698</text:p>
          </table:table-cell>
          <table:table-cell office:value-type="float" office:value="39.8394307245668" calcext:value-type="float">
            <text:p>39,8394307245668</text:p>
          </table:table-cell>
          <table:table-cell office:value-type="float" office:value="32.0373596108977" calcext:value-type="float">
            <text:p>32,0373596108977</text:p>
          </table:table-cell>
          <table:table-cell office:value-type="float" office:value="9641.56356610574" calcext:value-type="float">
            <text:p>9641,56356610574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8.294982254264" calcext:value-type="float">
            <text:p>168,294982254264</text:p>
          </table:table-cell>
          <table:table-cell office:value-type="float" office:value="15.6323640748019" calcext:value-type="float">
            <text:p>15,6323640748019</text:p>
          </table:table-cell>
          <table:table-cell office:value-type="float" office:value="3.6637259185058" calcext:value-type="float">
            <text:p>3,6637259185058</text:p>
          </table:table-cell>
          <table:table-cell office:value-type="float" office:value="12.8705527103315" calcext:value-type="float">
            <text:p>12,8705527103315</text:p>
          </table:table-cell>
          <table:table-cell office:value-type="float" office:value="1587.18024045756" calcext:value-type="float">
            <text:p>1587,18024045756</text:p>
          </table:table-cell>
          <table:table-cell office:value-type="float" office:value="1026.39241083798" calcext:value-type="float">
            <text:p>1026,39241083798</text:p>
          </table:table-cell>
          <table:table-cell office:value-type="float" office:value="92959747.9992576" calcext:value-type="float">
            <text:p>92959747,999257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7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3568.044592" calcext:value-type="float">
            <text:p>3,57E+03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number-columns-repeated="4" table:style-name="ce12" office:value-type="float" office:value="2421.219758" calcext:value-type="float">
            <text:p>2,42E+03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number-columns-repeated="4" table:style-name="ce12" office:value-type="float" office:value="933.910376" calcext:value-type="float">
            <text:p>9,34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number-columns-repeated="4" table:style-name="ce12" office:value-type="float" office:value="552.946738" calcext:value-type="float">
            <text:p>5,53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451.854924" calcext:value-type="float">
            <text:p>4,52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number-columns-repeated="4" table:style-name="ce12" office:value-type="float" office:value="295.710464" calcext:value-type="float">
            <text:p>2,96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269.096447" calcext:value-type="float">
            <text:p>2,69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269.094992" calcext:value-type="float">
            <text:p>2,69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number-columns-repeated="4" table:style-name="ce12" office:value-type="float" office:value="125.850808" calcext:value-type="float">
            <text:p>1,26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14.838298" calcext:value-type="float">
            <text:p>1,15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number-columns-repeated="4" table:style-name="ce12" office:value-type="float" office:value="84.797531" calcext:value-type="float">
            <text:p>8,48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number-columns-repeated="4" table:style-name="ce12" office:value-type="float" office:value="73.647136" calcext:value-type="float">
            <text:p>7,36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2" office:value-type="float" office:value="66.01284" calcext:value-type="float">
            <text:p>6,60E+01</text:p>
          </table:table-cell>
          <table:table-cell table:style-name="ce12" office:value-type="float" office:value="99.1399862857143" calcext:value-type="float">
            <text:p>9,91E+01</text:p>
          </table:table-cell>
          <table:table-cell table:style-name="ce12" office:value-type="float" office:value="10.358761" calcext:value-type="float">
            <text:p>1,04E+01</text:p>
          </table:table-cell>
          <table:table-cell table:style-name="ce12" office:value-type="float" office:value="268.809856" calcext:value-type="float">
            <text:p>2,69E+02</text:p>
          </table:table-cell>
          <table:table-cell table:style-name="ce12" office:value-type="float" office:value="82.6960268394287" calcext:value-type="float">
            <text:p>8,27E+01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number-columns-repeated="4" table:style-name="ce12" office:value-type="float" office:value="60.440524" calcext:value-type="float">
            <text:p>6,04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number-columns-repeated="4" table:style-name="ce12" office:value-type="float" office:value="48.386593" calcext:value-type="float">
            <text:p>4,84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40.925785" calcext:value-type="float">
            <text:p>4,09E+01</text:p>
          </table:table-cell>
          <table:table-cell table:style-name="ce12" office:value-type="float" office:value="161.646687818182" calcext:value-type="float">
            <text:p>1,62E+02</text:p>
          </table:table-cell>
          <table:table-cell table:style-name="ce12" office:value-type="float" office:value="4.390255" calcext:value-type="float">
            <text:p>4,39E+00</text:p>
          </table:table-cell>
          <table:table-cell table:style-name="ce12" office:value-type="float" office:value="933.88707" calcext:value-type="float">
            <text:p>9,34E+02</text:p>
          </table:table-cell>
          <table:table-cell table:style-name="ce12" office:value-type="float" office:value="300.469471631438" calcext:value-type="float">
            <text:p>3,00E+02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14.50227" calcext:value-type="float">
            <text:p>1,45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Columnstatisticscalculator.calculate variance</text:p>
          </table:table-cell>
          <table:table-cell table:style-name="ce10" office:value-type="float" office:value="13.516249" calcext:value-type="float">
            <text:p>1,35E+01</text:p>
          </table:table-cell>
          <table:table-cell table:style-name="ce10" office:value-type="float" office:value="55.4434550909091" calcext:value-type="float">
            <text:p>5,54E+01</text:p>
          </table:table-cell>
          <table:table-cell table:style-name="ce10" office:value-type="float" office:value="1.325544" calcext:value-type="float">
            <text:p>1,33E+00</text:p>
          </table:table-cell>
          <table:table-cell table:style-name="ce10" office:value-type="float" office:value="460.177456" calcext:value-type="float">
            <text:p>4,60E+02</text:p>
          </table:table-cell>
          <table:table-cell table:style-name="ce10" office:value-type="float" office:value="135.204931317897" calcext:value-type="float">
            <text:p>1,35E+02</text:p>
          </table:table-cell>
          <table:table-cell table:style-name="ce16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12.147727" calcext:value-type="float">
            <text:p>1,21E+01</text:p>
          </table:table-cell>
          <table:table-cell table:style-name="ce12" office:value-type="float" office:value="81.9990047272727" calcext:value-type="float">
            <text:p>8,20E+01</text:p>
          </table:table-cell>
          <table:table-cell table:style-name="ce12" office:value-type="float" office:value="0.843001" calcext:value-type="float">
            <text:p>8,43E-01</text:p>
          </table:table-cell>
          <table:table-cell table:style-name="ce12" office:value-type="float" office:value="784.468695" calcext:value-type="float">
            <text:p>7,84E+02</text:p>
          </table:table-cell>
          <table:table-cell table:style-name="ce12" office:value-type="float" office:value="233.282868634121" calcext:value-type="float">
            <text:p>2,33E+02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number-columns-repeated="4" table:style-name="ce12" office:value-type="float" office:value="11.85693" calcext:value-type="float">
            <text:p>1,19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7.673673" calcext:value-type="float">
            <text:p>7,67E+00</text:p>
          </table:table-cell>
          <table:table-cell table:style-name="ce12" office:value-type="float" office:value="39.1093756153846" calcext:value-type="float">
            <text:p>3,91E+01</text:p>
          </table:table-cell>
          <table:table-cell table:style-name="ce12" office:value-type="float" office:value="0.512309" calcext:value-type="float">
            <text:p>5,12E-01</text:p>
          </table:table-cell>
          <table:table-cell table:style-name="ce12" office:value-type="float" office:value="269.09496" calcext:value-type="float">
            <text:p>2,69E+02</text:p>
          </table:table-cell>
          <table:table-cell table:style-name="ce12" office:value-type="float" office:value="73.897498068855" calcext:value-type="float">
            <text:p>7,39E+01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2" office:value-type="float" office:value="6.048419" calcext:value-type="float">
            <text:p>6,05E+00</text:p>
          </table:table-cell>
          <table:table-cell table:style-name="ce12" office:value-type="float" office:value="4.95278357142857" calcext:value-type="float">
            <text:p>4,95E+00</text:p>
          </table:table-cell>
          <table:table-cell table:style-name="ce12" office:value-type="float" office:value="0.167678" calcext:value-type="float">
            <text:p>1,68E-01</text:p>
          </table:table-cell>
          <table:table-cell table:style-name="ce12" office:value-type="float" office:value="10.890326" calcext:value-type="float">
            <text:p>1,09E+01</text:p>
          </table:table-cell>
          <table:table-cell table:style-name="ce12" office:value-type="float" office:value="4.59827970356157" calcext:value-type="float">
            <text:p>4,60E+00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4.9334765" calcext:value-type="float">
            <text:p>4,93E+00</text:p>
          </table:table-cell>
          <table:table-cell table:style-name="ce12" office:value-type="float" office:value="28.2555448333333" calcext:value-type="float">
            <text:p>2,83E+01</text:p>
          </table:table-cell>
          <table:table-cell table:style-name="ce12" office:value-type="float" office:value="0.960038" calcext:value-type="float">
            <text:p>9,60E-01</text:p>
          </table:table-cell>
          <table:table-cell table:style-name="ce12" office:value-type="float" office:value="262.321231" calcext:value-type="float">
            <text:p>2,62E+02</text:p>
          </table:table-cell>
          <table:table-cell table:style-name="ce12" office:value-type="float" office:value="74.0642783509875" calcext:value-type="float">
            <text:p>7,41E+01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2" office:value-type="float" office:value="2.173546" calcext:value-type="float">
            <text:p>2,17E+00</text:p>
          </table:table-cell>
          <table:table-cell table:style-name="ce12" office:value-type="float" office:value="6.63568514285714" calcext:value-type="float">
            <text:p>6,64E+00</text:p>
          </table:table-cell>
          <table:table-cell table:style-name="ce12" office:value-type="float" office:value="0.887162" calcext:value-type="float">
            <text:p>8,87E-01</text:p>
          </table:table-cell>
          <table:table-cell table:style-name="ce12" office:value-type="float" office:value="23.630208" calcext:value-type="float">
            <text:p>2,36E+01</text:p>
          </table:table-cell>
          <table:table-cell table:style-name="ce12" office:value-type="float" office:value="8.97358781801585" calcext:value-type="float">
            <text:p>8,97E+00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number-columns-repeated="4" table:style-name="ce12" office:value-type="float" office:value="1.553945" calcext:value-type="float">
            <text:p>1,55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number-columns-repeated="4" table:style-name="ce12" office:value-type="float" office:value="1.166753" calcext:value-type="float">
            <text:p>1,17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980161" calcext:value-type="float">
            <text:p>9,80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720632" calcext:value-type="float">
            <text:p>7,21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512363" calcext:value-type="float">
            <text:p>5,1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2" office:value-type="float" office:value="0.451905" calcext:value-type="float">
            <text:p>4,52E-01</text:p>
          </table:table-cell>
          <table:table-cell table:style-name="ce12" office:value-type="float" office:value="2.44949571428571" calcext:value-type="float">
            <text:p>2,45E+00</text:p>
          </table:table-cell>
          <table:table-cell table:style-name="ce12" office:value-type="float" office:value="0.377879" calcext:value-type="float">
            <text:p>3,78E-01</text:p>
          </table:table-cell>
          <table:table-cell table:style-name="ce12" office:value-type="float" office:value="8.253854" calcext:value-type="float">
            <text:p>8,25E+00</text:p>
          </table:table-cell>
          <table:table-cell table:style-name="ce12" office:value-type="float" office:value="3.20156906715534" calcext:value-type="float">
            <text:p>3,20E+00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363576" calcext:value-type="float">
            <text:p>3,64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178014" calcext:value-type="float">
            <text:p>1,78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307090909090909" calcext:value-type="float">
            <text:p>3,07E-04</text:p>
          </table:table-cell>
          <table:table-cell table:style-name="ce12" office:value-type="float" office:value="0.000003" calcext:value-type="float">
            <text:p>3,00E-06</text:p>
          </table:table-cell>
          <table:table-cell table:style-name="ce12" office:value-type="float" office:value="0.002945" calcext:value-type="float">
            <text:p>2,95E-03</text:p>
          </table:table-cell>
          <table:table-cell table:style-name="ce12" office:value-type="float" office:value="0.000882201389088167" calcext:value-type="float">
            <text:p>8,82E-04</text:p>
          </table:table-cell>
          <table:table-cell table:style-name="ce15" office:value-type="float" office:value="11" calcext:value-type="float">
            <text:p>11</text:p>
          </table:table-cell>
          <table:table-cell table:style-name="ce21" table:number-columns-repeated="1017"/>
        </table:table-row>
        <table:table-row table:style-name="ro1">
          <table:table-cell/>
          <table:table-cell table:style-name="ce21"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7 files" table:style-name="ta1">
        <table:table-column table:style-name="co1" table:default-cell-style-name="ce21"/>
        <table:table-column table:style-name="co2" table:default-cell-style-name="ce24"/>
        <table:table-column table:style-name="co3" table:number-columns-repeated="5" table:default-cell-style-name="ce24"/>
        <table:table-column table:style-name="co4" table:default-cell-style-name="ce24"/>
        <table:table-column table:style-name="co14" table:number-columns-repeated="3" table:default-cell-style-name="ce24"/>
        <table:table-column table:style-name="co17" table:default-cell-style-name="ce24"/>
        <table:table-column table:style-name="co9" table:default-cell-style-name="ce24"/>
        <table:table-column table:style-name="co15" table:default-cell-style-name="ce24"/>
        <table:table-column table:style-name="co5" table:default-cell-style-name="ce24"/>
        <table:table-column table:style-name="co15" table:default-cell-style-name="ce24"/>
        <table:table-column table:style-name="co9" table:default-cell-style-name="ce24"/>
        <table:table-column table:style-name="co8" table:default-cell-style-name="ce24"/>
        <table:table-column table:style-name="co9" table:default-cell-style-name="ce24"/>
        <table:table-column table:style-name="co15" table:default-cell-style-name="ce24"/>
        <table:table-column table:style-name="co9" table:default-cell-style-name="ce24"/>
        <table:table-column table:style-name="co15" table:default-cell-style-name="ce24"/>
        <table:table-column table:style-name="co5" table:default-cell-style-name="ce24"/>
        <table:table-column table:style-name="co15" table:default-cell-style-name="ce24"/>
        <table:table-column table:style-name="co5" table:default-cell-style-name="ce24"/>
        <table:table-column table:style-name="co16" table:default-cell-style-name="ce24"/>
        <table:table-column table:style-name="co5" table:default-cell-style-name="ce24"/>
        <table:table-column table:style-name="co11" table:default-cell-style-name="ce24"/>
        <table:table-column table:style-name="co7" table:number-columns-repeated="996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.00001" calcext:value-type="float">
            <text:p>1E-05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000" calcext:value-type="float">
            <text:p>1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9"/>
          <table:table-cell table:number-columns-repeated="1014"/>
        </table:table-row>
        <table:table-row table:style-name="ro1">
          <table:table-cell table:style-name="ce19"/>
          <table:table-cell table:style-name="ce7" office:value-type="string" calcext:value-type="string">
            <text:p>msno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num_25</text:p>
          </table:table-cell>
          <table:table-cell table:style-name="ce7" office:value-type="string" calcext:value-type="string">
            <text:p>num_50</text:p>
          </table:table-cell>
          <table:table-cell table:style-name="ce7" office:value-type="string" calcext:value-type="string">
            <text:p>num_75</text:p>
          </table:table-cell>
          <table:table-cell table:style-name="ce7" office:value-type="string" calcext:value-type="string">
            <text:p>num_985</text:p>
          </table:table-cell>
          <table:table-cell table:style-name="ce7" office:value-type="string" calcext:value-type="string">
            <text:p>num_100</text:p>
          </table:table-cell>
          <table:table-cell table:style-name="ce7" office:value-type="string" calcext:value-type="string">
            <text:p>num_unq</text:p>
          </table:table-cell>
          <table:table-cell table:style-name="ce7" office:value-type="string" calcext:value-type="string">
            <text:p>total_secs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6.01901050139646" calcext:value-type="float">
            <text:p>6,01901050139646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1047384" calcext:value-type="float">
            <text:p>104738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1047384" calcext:value-type="float">
            <text:p>104738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9999" calcext:value-type="float">
            <text:p>9999999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19.7029974063619" calcext:value-type="float">
            <text:p>19,7029974063619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19.7029974063619" calcext:value-type="float">
            <text:p>19,7029974063619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99" calcext:value-type="float">
            <text:p>9999999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59367907844367" calcext:value-type="float">
            <text:p>5,94E-05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25920005184001" calcext:value-type="float">
            <text:p>0,25920005184001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86400" calcext:value-type="float">
            <text:p>864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49.648980284056" calcext:value-type="float">
            <text:p>149,648980284056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22394.8173000577" calcext:value-type="float">
            <text:p>22394,8173000577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3-31 00:00: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3-01 00:00: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4.95399741813144" calcext:value-type="float">
            <text:p>4,95399741813144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3" calcext:value-type="float">
            <text:p>643</text:p>
          </table:table-cell>
          <table:table-cell office:value-type="float" office:value="304" calcext:value-type="float">
            <text:p>304</text:p>
          </table:table-cell>
          <table:table-cell office:value-type="float" office:value="166" calcext:value-type="float">
            <text:p>166</text:p>
          </table:table-cell>
          <table:table-cell office:value-type="float" office:value="314" calcext:value-type="float">
            <text:p>314</text:p>
          </table:table-cell>
          <table:table-cell office:value-type="float" office:value="967" calcext:value-type="float">
            <text:p>967</text:p>
          </table:table-cell>
          <table:table-cell office:value-type="float" office:value="688" calcext:value-type="float">
            <text:p>688</text:p>
          </table:table-cell>
          <table:table-cell office:value-type="float" office:value="6964478" calcext:value-type="float">
            <text:p>6964478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9999999" calcext:value-type="float">
            <text:p>9999999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95774846111316" calcext:value-type="float">
            <text:p>3,95774846111316</text:p>
          </table:table-cell>
          <table:table-cell office:value-type="float" office:value="2.30402027097669" calcext:value-type="float">
            <text:p>2,30402027097669</text:p>
          </table:table-cell>
          <table:table-cell office:value-type="float" office:value="1.90511195322167" calcext:value-type="float">
            <text:p>1,90511195322167</text:p>
          </table:table-cell>
          <table:table-cell office:value-type="float" office:value="1.99553535132102" calcext:value-type="float">
            <text:p>1,99553535132102</text:p>
          </table:table-cell>
          <table:table-cell office:value-type="float" office:value="6.33141649379982" calcext:value-type="float">
            <text:p>6,33141649379982</text:p>
          </table:table-cell>
          <table:table-cell office:value-type="float" office:value="6.26393503087146" calcext:value-type="float">
            <text:p>6,26393503087146</text:p>
          </table:table-cell>
          <table:table-cell office:value-type="float" office:value="22.3579718261576" calcext:value-type="float">
            <text:p>22,3579718261576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19347261934726" calcext:value-type="float">
            <text:p>6,19347261934726</text:p>
          </table:table-cell>
          <table:table-cell office:value-type="float" office:value="1.50843965084397" calcext:value-type="float">
            <text:p>1,50843965084397</text:p>
          </table:table-cell>
          <table:table-cell office:value-type="float" office:value="0.941060994106099" calcext:value-type="float">
            <text:p>0,941060994106099</text:p>
          </table:table-cell>
          <table:table-cell office:value-type="float" office:value="1.08066050806605" calcext:value-type="float">
            <text:p>1,08066050806605</text:p>
          </table:table-cell>
          <table:table-cell office:value-type="float" office:value="30.27670052767" calcext:value-type="float">
            <text:p>30,27670052767</text:p>
          </table:table-cell>
          <table:table-cell office:value-type="float" office:value="29.0371164037116" calcext:value-type="float">
            <text:p>29,0371164037116</text:p>
          </table:table-cell>
          <table:table-cell office:value-type="float" office:value="7903.75547158321" calcext:value-type="float">
            <text:p>7903,75547158321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98" calcext:value-type="float">
            <text:p>1698</text:p>
          </table:table-cell>
          <table:table-cell office:value-type="float" office:value="347" calcext:value-type="float">
            <text:p>347</text:p>
          </table:table-cell>
          <table:table-cell office:value-type="float" office:value="155" calcext:value-type="float">
            <text:p>155</text:p>
          </table:table-cell>
          <table:table-cell office:value-type="float" office:value="861" calcext:value-type="float">
            <text:p>861</text:p>
          </table:table-cell>
          <table:table-cell office:value-type="float" office:value="1682" calcext:value-type="float">
            <text:p>1682</text:p>
          </table:table-cell>
          <table:table-cell office:value-type="float" office:value="999" calcext:value-type="float">
            <text:p>999</text:p>
          </table:table-cell>
          <table:table-cell office:value-type="float" office:value="378494375" calcext:value-type="float">
            <text:p>37849437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0000004749745" calcext:value-type="float">
            <text:p>0,001000000047497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.4411020982172" calcext:value-type="float">
            <text:p>13,4411020982172</text:p>
          </table:table-cell>
          <table:table-cell office:value-type="float" office:value="3.88991753907314" calcext:value-type="float">
            <text:p>3,88991753907314</text:p>
          </table:table-cell>
          <table:table-cell office:value-type="float" office:value="1.91590113550396" calcext:value-type="float">
            <text:p>1,91590113550396</text:p>
          </table:table-cell>
          <table:table-cell office:value-type="float" office:value="3.55685055183754" calcext:value-type="float">
            <text:p>3,55685055183754</text:p>
          </table:table-cell>
          <table:table-cell office:value-type="float" office:value="41.1089540114897" calcext:value-type="float">
            <text:p>41,1089540114897</text:p>
          </table:table-cell>
          <table:table-cell office:value-type="float" office:value="32.2160645572474" calcext:value-type="float">
            <text:p>32,2160645572474</text:p>
          </table:table-cell>
          <table:table-cell office:value-type="float" office:value="9954.44349084336" calcext:value-type="float">
            <text:p>9954,44349084336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0.6632256147" calcext:value-type="float">
            <text:p>180,6632256147</text:p>
          </table:table-cell>
          <table:table-cell office:value-type="float" office:value="15.1314584607889" calcext:value-type="float">
            <text:p>15,1314584607889</text:p>
          </table:table-cell>
          <table:table-cell office:value-type="float" office:value="3.67067716102538" calcext:value-type="float">
            <text:p>3,67067716102538</text:p>
          </table:table-cell>
          <table:table-cell office:value-type="float" office:value="12.651185848107" calcext:value-type="float">
            <text:p>12,651185848107</text:p>
          </table:table-cell>
          <table:table-cell office:value-type="float" office:value="1689.94609991878" calcext:value-type="float">
            <text:p>1689,94609991878</text:p>
          </table:table-cell>
          <table:table-cell office:value-type="float" office:value="1037.87481555674" calcext:value-type="float">
            <text:p>1037,87481555674</text:p>
          </table:table-cell>
          <table:table-cell office:value-type="float" office:value="99090945.2123938" calcext:value-type="float">
            <text:p>99090945,212393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7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425.903458" calcext:value-type="float">
            <text:p>4,26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number-columns-repeated="4" table:style-name="ce12" office:value-type="float" office:value="215.54515" calcext:value-type="float">
            <text:p>2,16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42.871757" calcext:value-type="float">
            <text:p>1,43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107.174605" calcext:value-type="float">
            <text:p>1,07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107.17435" calcext:value-type="float">
            <text:p>1,07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number-columns-repeated="4" table:style-name="ce12" office:value-type="float" office:value="101.76991" calcext:value-type="float">
            <text:p>1,02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67.781833" calcext:value-type="float">
            <text:p>6,78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52.13307" calcext:value-type="float">
            <text:p>5,21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number-columns-repeated="4" table:style-name="ce12" office:value-type="float" office:value="37.454089" calcext:value-type="float">
            <text:p>3,75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number-columns-repeated="4" table:style-name="ce12" office:value-type="float" office:value="17.505906" calcext:value-type="float">
            <text:p>1,75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2" office:value-type="float" office:value="16.189986" calcext:value-type="float">
            <text:p>1,62E+01</text:p>
          </table:table-cell>
          <table:table-cell table:style-name="ce12" office:value-type="float" office:value="20.3364138571429" calcext:value-type="float">
            <text:p>2,03E+01</text:p>
          </table:table-cell>
          <table:table-cell table:style-name="ce12" office:value-type="float" office:value="15.716775" calcext:value-type="float">
            <text:p>1,57E+01</text:p>
          </table:table-cell>
          <table:table-cell table:style-name="ce12" office:value-type="float" office:value="45.704757" calcext:value-type="float">
            <text:p>4,57E+01</text:p>
          </table:table-cell>
          <table:table-cell table:style-name="ce12" office:value-type="float" office:value="11.1912877310984" calcext:value-type="float">
            <text:p>1,12E+01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10.202105" calcext:value-type="float">
            <text:p>1,02E+01</text:p>
          </table:table-cell>
          <table:table-cell table:style-name="ce12" office:value-type="float" office:value="14.8493138181818" calcext:value-type="float">
            <text:p>1,48E+01</text:p>
          </table:table-cell>
          <table:table-cell table:style-name="ce12" office:value-type="float" office:value="8.814851" calcext:value-type="float">
            <text:p>8,81E+00</text:p>
          </table:table-cell>
          <table:table-cell table:style-name="ce12" office:value-type="float" office:value="52.133059" calcext:value-type="float">
            <text:p>5,21E+01</text:p>
          </table:table-cell>
          <table:table-cell table:style-name="ce12" office:value-type="float" office:value="12.6430755385413" calcext:value-type="float">
            <text:p>1,26E+01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number-columns-repeated="4" table:style-name="ce12" office:value-type="float" office:value="9.928416" calcext:value-type="float">
            <text:p>9,93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number-columns-repeated="4" table:style-name="ce12" office:value-type="float" office:value="9.220905" calcext:value-type="float">
            <text:p>9,22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number-columns-repeated="4" table:style-name="ce12" office:value-type="float" office:value="8.827277" calcext:value-type="float">
            <text:p>8,83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number-columns-repeated="4" table:style-name="ce12" office:value-type="float" office:value="7.312135" calcext:value-type="float">
            <text:p>7,31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number-columns-repeated="4" table:style-name="ce12" office:value-type="float" office:value="7.233356" calcext:value-type="float">
            <text:p>7,23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number-columns-repeated="4" table:style-name="ce12" office:value-type="float" office:value="7.144723" calcext:value-type="float">
            <text:p>7,14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4.473704" calcext:value-type="float">
            <text:p>4,47E+00</text:p>
          </table:table-cell>
          <table:table-cell table:style-name="ce12" office:value-type="float" office:value="5.27901263636364" calcext:value-type="float">
            <text:p>5,28E+00</text:p>
          </table:table-cell>
          <table:table-cell table:style-name="ce12" office:value-type="float" office:value="2.965418" calcext:value-type="float">
            <text:p>2,97E+00</text:p>
          </table:table-cell>
          <table:table-cell table:style-name="ce12" office:value-type="float" office:value="10.451507" calcext:value-type="float">
            <text:p>1,05E+01</text:p>
          </table:table-cell>
          <table:table-cell table:style-name="ce12" office:value-type="float" office:value="2.3502538784757" calcext:value-type="float">
            <text:p>2,35E+00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3.667992" calcext:value-type="float">
            <text:p>3,67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2.656735" calcext:value-type="float">
            <text:p>2,66E+00</text:p>
          </table:table-cell>
          <table:table-cell table:style-name="ce12" office:value-type="float" office:value="3.32302572727273" calcext:value-type="float">
            <text:p>3,32E+00</text:p>
          </table:table-cell>
          <table:table-cell table:style-name="ce12" office:value-type="float" office:value="2.569" calcext:value-type="float">
            <text:p>2,57E+00</text:p>
          </table:table-cell>
          <table:table-cell table:style-name="ce12" office:value-type="float" office:value="8.826879" calcext:value-type="float">
            <text:p>8,83E+00</text:p>
          </table:table-cell>
          <table:table-cell table:style-name="ce12" office:value-type="float" office:value="1.8490375101126" calcext:value-type="float">
            <text:p>1,85E+00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1.908649" calcext:value-type="float">
            <text:p>1,91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2" office:value-type="float" office:value="1.891098" calcext:value-type="float">
            <text:p>1,89E+00</text:p>
          </table:table-cell>
          <table:table-cell table:style-name="ce12" office:value-type="float" office:value="3.28270685714286" calcext:value-type="float">
            <text:p>3,28E+00</text:p>
          </table:table-cell>
          <table:table-cell table:style-name="ce12" office:value-type="float" office:value="1.865806" calcext:value-type="float">
            <text:p>1,87E+00</text:p>
          </table:table-cell>
          <table:table-cell table:style-name="ce12" office:value-type="float" office:value="11.605191" calcext:value-type="float">
            <text:p>1,16E+01</text:p>
          </table:table-cell>
          <table:table-cell table:style-name="ce12" office:value-type="float" office:value="3.67001204207763" calcext:value-type="float">
            <text:p>3,67E+00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1.7871235" calcext:value-type="float">
            <text:p>1,79E+00</text:p>
          </table:table-cell>
          <table:table-cell table:style-name="ce12" office:value-type="float" office:value="2.4403305" calcext:value-type="float">
            <text:p>2,44E+00</text:p>
          </table:table-cell>
          <table:table-cell table:style-name="ce12" office:value-type="float" office:value="1.625609" calcext:value-type="float">
            <text:p>1,63E+00</text:p>
          </table:table-cell>
          <table:table-cell table:style-name="ce12" office:value-type="float" office:value="5.916804" calcext:value-type="float">
            <text:p>5,92E+00</text:p>
          </table:table-cell>
          <table:table-cell table:style-name="ce12" office:value-type="float" office:value="1.56172024863753" calcext:value-type="float">
            <text:p>1,56E+00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1.196731" calcext:value-type="float">
            <text:p>1,20E+00</text:p>
          </table:table-cell>
          <table:table-cell table:style-name="ce12" office:value-type="float" office:value="14.1113424615385" calcext:value-type="float">
            <text:p>1,41E+01</text:p>
          </table:table-cell>
          <table:table-cell table:style-name="ce12" office:value-type="float" office:value="1.039531" calcext:value-type="float">
            <text:p>1,04E+00</text:p>
          </table:table-cell>
          <table:table-cell table:style-name="ce12" office:value-type="float" office:value="107.174306" calcext:value-type="float">
            <text:p>1,07E+02</text:p>
          </table:table-cell>
          <table:table-cell table:style-name="ce12" office:value-type="float" office:value="29.706704811702" calcext:value-type="float">
            <text:p>2,97E+01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1.180801" calcext:value-type="float">
            <text:p>1,18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1.028173" calcext:value-type="float">
            <text:p>1,03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number-columns-repeated="4" table:style-name="ce12" office:value-type="float" office:value="0.791982" calcext:value-type="float">
            <text:p>7,9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2" office:value-type="float" office:value="0.773862" calcext:value-type="float">
            <text:p>7,74E-01</text:p>
          </table:table-cell>
          <table:table-cell table:style-name="ce12" office:value-type="float" office:value="0.785904428571429" calcext:value-type="float">
            <text:p>7,86E-01</text:p>
          </table:table-cell>
          <table:table-cell table:style-name="ce12" office:value-type="float" office:value="0.737655" calcext:value-type="float">
            <text:p>7,38E-01</text:p>
          </table:table-cell>
          <table:table-cell table:style-name="ce12" office:value-type="float" office:value="0.838925" calcext:value-type="float">
            <text:p>8,39E-01</text:p>
          </table:table-cell>
          <table:table-cell table:style-name="ce12" office:value-type="float" office:value="0.0465415021991381" calcext:value-type="float">
            <text:p>4,65E-02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Stringprocessor. calculate not null rows count</text:p>
          </table:table-cell>
          <table:table-cell table:number-columns-repeated="4" table:style-name="ce10" office:value-type="float" office:value="0.433181" calcext:value-type="float">
            <text:p>4,33E-01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2" office:value-type="float" office:value="0.419294" calcext:value-type="float">
            <text:p>4,19E-01</text:p>
          </table:table-cell>
          <table:table-cell table:style-name="ce12" office:value-type="float" office:value="0.412378428571429" calcext:value-type="float">
            <text:p>4,12E-01</text:p>
          </table:table-cell>
          <table:table-cell table:style-name="ce12" office:value-type="float" office:value="0.3624" calcext:value-type="float">
            <text:p>3,62E-01</text:p>
          </table:table-cell>
          <table:table-cell table:style-name="ce12" office:value-type="float" office:value="0.447865" calcext:value-type="float">
            <text:p>4,48E-01</text:p>
          </table:table-cell>
          <table:table-cell table:style-name="ce12" office:value-type="float" office:value="0.0340301829697164" calcext:value-type="float">
            <text:p>3,40E-02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383935" calcext:value-type="float">
            <text:p>3,84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745454545454546" calcext:value-type="float">
            <text:p>7,45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22" calcext:value-type="float">
            <text:p>2,20E-05</text:p>
          </table:table-cell>
          <table:table-cell table:style-name="ce12" office:value-type="float" office:value="0.0000049063965670059" calcext:value-type="float">
            <text:p>4,91E-06</text:p>
          </table:table-cell>
          <table:table-cell table:style-name="ce15" office:value-type="float" office:value="11" calcext:value-type="float">
            <text:p>11</text:p>
          </table:table-cell>
          <table:table-cell table:style-name="ce21" table:number-columns-repeated="1017"/>
        </table:table-row>
        <table:table-row table:style-name="ro1">
          <table:table-cell/>
          <table:table-cell table:style-name="ce21"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ce21"/>
        <table:table-column table:style-name="co2" table:default-cell-style-name="ce24"/>
        <table:table-column table:style-name="co3" table:number-columns-repeated="5" table:default-cell-style-name="ce24"/>
        <table:table-column table:style-name="co4" table:default-cell-style-name="ce24"/>
        <table:table-column table:style-name="co14" table:number-columns-repeated="3" table:default-cell-style-name="ce24"/>
        <table:table-column table:style-name="co17" table:default-cell-style-name="ce24"/>
        <table:table-column table:style-name="co9" table:default-cell-style-name="ce24"/>
        <table:table-column table:style-name="co15" table:default-cell-style-name="ce24"/>
        <table:table-column table:style-name="co5" table:default-cell-style-name="ce24"/>
        <table:table-column table:style-name="co15" table:default-cell-style-name="ce24"/>
        <table:table-column table:style-name="co9" table:default-cell-style-name="ce24"/>
        <table:table-column table:style-name="co15" table:default-cell-style-name="ce24"/>
        <table:table-column table:style-name="co9" table:default-cell-style-name="ce24"/>
        <table:table-column table:style-name="co15" table:default-cell-style-name="ce24"/>
        <table:table-column table:style-name="co9" table:default-cell-style-name="ce24"/>
        <table:table-column table:style-name="co15" table:default-cell-style-name="ce24"/>
        <table:table-column table:style-name="co5" table:default-cell-style-name="ce24"/>
        <table:table-column table:style-name="co15" table:default-cell-style-name="ce24"/>
        <table:table-column table:style-name="co5" table:default-cell-style-name="ce24"/>
        <table:table-column table:style-name="co16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number-columns-repeated="996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table:style-name="ce10" office:value-type="float" office:value="0.00000543585707674936" calcext:value-type="float">
            <text:p>5,44E-06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8396363" calcext:value-type="float">
            <text:p>1839636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9"/>
          <table:table-cell table:number-columns-repeated="1014"/>
        </table:table-row>
        <table:table-row table:style-name="ro1">
          <table:table-cell table:style-name="ce19"/>
          <table:table-cell table:style-name="ce7" office:value-type="string" calcext:value-type="string">
            <text:p>msno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num_25</text:p>
          </table:table-cell>
          <table:table-cell table:style-name="ce7" office:value-type="string" calcext:value-type="string">
            <text:p>num_50</text:p>
          </table:table-cell>
          <table:table-cell table:style-name="ce7" office:value-type="string" calcext:value-type="string">
            <text:p>num_75</text:p>
          </table:table-cell>
          <table:table-cell table:style-name="ce7" office:value-type="string" calcext:value-type="string">
            <text:p>num_985</text:p>
          </table:table-cell>
          <table:table-cell table:style-name="ce7" office:value-type="string" calcext:value-type="string">
            <text:p>num_100</text:p>
          </table:table-cell>
          <table:table-cell table:style-name="ce7" office:value-type="string" calcext:value-type="string">
            <text:p>num_unq</text:p>
          </table:table-cell>
          <table:table-cell table:style-name="ce7" office:value-type="string" calcext:value-type="string">
            <text:p>total_secs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6.01900868363235" calcext:value-type="float">
            <text:p>6,0190086836323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1103894" calcext:value-type="float">
            <text:p>110389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1103894" calcext:value-type="float">
            <text:p>110389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18396362" calcext:value-type="float">
            <text:p>18396362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19.742806195945" calcext:value-type="float">
            <text:p>19,74280619594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19.742806195945" calcext:value-type="float">
            <text:p>19,74280619594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18396362" calcext:value-type="float">
            <text:p>18396362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337056665939748" calcext:value-type="float">
            <text:p>3,37E-05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140897430747309" calcext:value-type="float">
            <text:p>0,140897430747309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86400" calcext:value-type="float">
            <text:p>864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10.333667436796" calcext:value-type="float">
            <text:p>110,333667436796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12173.5181700536" calcext:value-type="float">
            <text:p>12173,5181700536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3-31 00:00: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3-01 00:00:0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4.95399790329159" calcext:value-type="float">
            <text:p>4,95399790329159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43" calcext:value-type="float">
            <text:p>743</text:p>
          </table:table-cell>
          <table:table-cell office:value-type="float" office:value="356" calcext:value-type="float">
            <text:p>356</text:p>
          </table:table-cell>
          <table:table-cell office:value-type="float" office:value="193" calcext:value-type="float">
            <text:p>193</text:p>
          </table:table-cell>
          <table:table-cell office:value-type="float" office:value="340" calcext:value-type="float">
            <text:p>340</text:p>
          </table:table-cell>
          <table:table-cell office:value-type="float" office:value="1115" calcext:value-type="float">
            <text:p>1115</text:p>
          </table:table-cell>
          <table:table-cell office:value-type="float" office:value="776" calcext:value-type="float">
            <text:p>776</text:p>
          </table:table-cell>
          <table:table-cell office:value-type="float" office:value="10586828" calcext:value-type="float">
            <text:p>10586828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18396362" calcext:value-type="float">
            <text:p>18396362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95758997053772" calcext:value-type="float">
            <text:p>3,95758997053772</text:p>
          </table:table-cell>
          <table:table-cell office:value-type="float" office:value="2.30412283659138" calcext:value-type="float">
            <text:p>2,30412283659138</text:p>
          </table:table-cell>
          <table:table-cell office:value-type="float" office:value="1.90531572878292" calcext:value-type="float">
            <text:p>1,90531572878292</text:p>
          </table:table-cell>
          <table:table-cell office:value-type="float" office:value="1.99539475604358" calcext:value-type="float">
            <text:p>1,99539475604358</text:p>
          </table:table-cell>
          <table:table-cell office:value-type="float" office:value="6.33167641644584" calcext:value-type="float">
            <text:p>6,33167641644584</text:p>
          </table:table-cell>
          <table:table-cell office:value-type="float" office:value="6.26393651175748" calcext:value-type="float">
            <text:p>6,26393651175748</text:p>
          </table:table-cell>
          <table:table-cell office:value-type="float" office:value="22.8482103527911" calcext:value-type="float">
            <text:p>22,8482103527911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19140094112086" calcext:value-type="float">
            <text:p>6,19140094112086</text:p>
          </table:table-cell>
          <table:table-cell office:value-type="float" office:value="1.50878885727515" calcext:value-type="float">
            <text:p>1,50878885727515</text:p>
          </table:table-cell>
          <table:table-cell office:value-type="float" office:value="0.941375908997659" calcext:value-type="float">
            <text:p>0,941375908997659</text:p>
          </table:table-cell>
          <table:table-cell office:value-type="float" office:value="1.0799049290289" calcext:value-type="float">
            <text:p>1,0799049290289</text:p>
          </table:table-cell>
          <table:table-cell office:value-type="float" office:value="30.2824609017805" calcext:value-type="float">
            <text:p>30,2824609017805</text:p>
          </table:table-cell>
          <table:table-cell office:value-type="float" office:value="29.0361455161624" calcext:value-type="float">
            <text:p>29,0361455161624</text:p>
          </table:table-cell>
          <table:table-cell office:value-type="float" office:value="7904.81355648978" calcext:value-type="float">
            <text:p>7904,81355648978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39" calcext:value-type="float">
            <text:p>5639</text:p>
          </table:table-cell>
          <table:table-cell office:value-type="float" office:value="912" calcext:value-type="float">
            <text:p>912</text:p>
          </table:table-cell>
          <table:table-cell office:value-type="float" office:value="419" calcext:value-type="float">
            <text:p>419</text:p>
          </table:table-cell>
          <table:table-cell office:value-type="float" office:value="776" calcext:value-type="float">
            <text:p>776</text:p>
          </table:table-cell>
          <table:table-cell office:value-type="float" office:value="8006" calcext:value-type="float">
            <text:p>8006</text:p>
          </table:table-cell>
          <table:table-cell office:value-type="float" office:value="3016" calcext:value-type="float">
            <text:p>3016</text:p>
          </table:table-cell>
          <table:table-cell office:value-type="float" office:value="1871809.75" calcext:value-type="float">
            <text:p>1871809,7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0000004749745" calcext:value-type="float">
            <text:p>0,001000000047497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.4282659714488" calcext:value-type="float">
            <text:p>13,4282659714488</text:p>
          </table:table-cell>
          <table:table-cell office:value-type="float" office:value="3.90853845162572" calcext:value-type="float">
            <text:p>3,90853845162572</text:p>
          </table:table-cell>
          <table:table-cell office:value-type="float" office:value="1.92484006254511" calcext:value-type="float">
            <text:p>1,92484006254511</text:p>
          </table:table-cell>
          <table:table-cell office:value-type="float" office:value="3.51840895119622" calcext:value-type="float">
            <text:p>3,51840895119622</text:p>
          </table:table-cell>
          <table:table-cell office:value-type="float" office:value="42.0364106527102" calcext:value-type="float">
            <text:p>42,0364106527102</text:p>
          </table:table-cell>
          <table:table-cell office:value-type="float" office:value="32.198658995954" calcext:value-type="float">
            <text:p>32,198658995954</text:p>
          </table:table-cell>
          <table:table-cell office:value-type="float" office:value="10136.3227614114" calcext:value-type="float">
            <text:p>10136,3227614114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0.31832699997" calcext:value-type="float">
            <text:p>180,31832699997</text:p>
          </table:table-cell>
          <table:table-cell office:value-type="float" office:value="15.2766728278368" calcext:value-type="float">
            <text:p>15,2766728278368</text:p>
          </table:table-cell>
          <table:table-cell office:value-type="float" office:value="3.70500926637866" calcext:value-type="float">
            <text:p>3,70500926637866</text:p>
          </table:table-cell>
          <table:table-cell office:value-type="float" office:value="12.3792015478577" calcext:value-type="float">
            <text:p>12,3792015478577</text:p>
          </table:table-cell>
          <table:table-cell office:value-type="float" office:value="1767.05982056329" calcext:value-type="float">
            <text:p>1767,05982056329</text:p>
          </table:table-cell>
          <table:table-cell office:value-type="float" office:value="1036.75364113773" calcext:value-type="float">
            <text:p>1036,75364113773</text:p>
          </table:table-cell>
          <table:table-cell office:value-type="float" office:value="102745039.123507" calcext:value-type="float">
            <text:p>102745039,12350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7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702.022971" calcext:value-type="float">
            <text:p>7,02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702.022176" calcext:value-type="float">
            <text:p>7,02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535.215311" calcext:value-type="float">
            <text:p>5,35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260.879386" calcext:value-type="float">
            <text:p>2,61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number-columns-repeated="4" table:style-name="ce12" office:value-type="float" office:value="257.60983" calcext:value-type="float">
            <text:p>2,58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number-columns-repeated="4" table:style-name="ce12" office:value-type="float" office:value="114.643107" calcext:value-type="float">
            <text:p>1,15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101.055794" calcext:value-type="float">
            <text:p>1,01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Timestampprocessor. get delta time in seconds statistics</text:p>
          </table:table-cell>
          <table:table-cell table:number-columns-repeated="4" table:style-name="ce10" office:value-type="float" office:value="80.475974" calcext:value-type="float">
            <text:p>8,05E+01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number-columns-repeated="4" table:style-name="ce12" office:value-type="float" office:value="46.478392" calcext:value-type="float">
            <text:p>4,65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number-columns-repeated="4" table:style-name="ce12" office:value-type="float" office:value="21.523425" calcext:value-type="float">
            <text:p>2,15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2" office:value-type="float" office:value="19.476442" calcext:value-type="float">
            <text:p>1,95E+01</text:p>
          </table:table-cell>
          <table:table-cell table:style-name="ce12" office:value-type="float" office:value="25.1785944285714" calcext:value-type="float">
            <text:p>2,52E+01</text:p>
          </table:table-cell>
          <table:table-cell table:style-name="ce12" office:value-type="float" office:value="18.67597" calcext:value-type="float">
            <text:p>1,87E+01</text:p>
          </table:table-cell>
          <table:table-cell table:style-name="ce12" office:value-type="float" office:value="60.613521" calcext:value-type="float">
            <text:p>6,06E+01</text:p>
          </table:table-cell>
          <table:table-cell table:style-name="ce12" office:value-type="float" office:value="15.6316673237752" calcext:value-type="float">
            <text:p>1,56E+01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12.009282" calcext:value-type="float">
            <text:p>1,20E+01</text:p>
          </table:table-cell>
          <table:table-cell table:style-name="ce12" office:value-type="float" office:value="19.2519602727273" calcext:value-type="float">
            <text:p>1,93E+01</text:p>
          </table:table-cell>
          <table:table-cell table:style-name="ce12" office:value-type="float" office:value="10.727712" calcext:value-type="float">
            <text:p>1,07E+01</text:p>
          </table:table-cell>
          <table:table-cell table:style-name="ce12" office:value-type="float" office:value="80.475961" calcext:value-type="float">
            <text:p>8,05E+01</text:p>
          </table:table-cell>
          <table:table-cell table:style-name="ce12" office:value-type="float" office:value="20.5594640034211" calcext:value-type="float">
            <text:p>2,06E+01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number-columns-repeated="4" table:style-name="ce12" office:value-type="float" office:value="11.312916" calcext:value-type="float">
            <text:p>1,13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number-columns-repeated="4" table:style-name="ce12" office:value-type="float" office:value="11.006532" calcext:value-type="float">
            <text:p>1,10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number-columns-repeated="4" table:style-name="ce12" office:value-type="float" office:value="10.920754" calcext:value-type="float">
            <text:p>1,09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number-columns-repeated="4" table:style-name="ce12" office:value-type="float" office:value="10.739808" calcext:value-type="float">
            <text:p>1,07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number-columns-repeated="4" table:style-name="ce12" office:value-type="float" office:value="10.701499" calcext:value-type="float">
            <text:p>1,07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number-columns-repeated="4" table:style-name="ce12" office:value-type="float" office:value="9.023584" calcext:value-type="float">
            <text:p>9,02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6.744394" calcext:value-type="float">
            <text:p>6,74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5.279325" calcext:value-type="float">
            <text:p>5,28E+00</text:p>
          </table:table-cell>
          <table:table-cell table:style-name="ce12" office:value-type="float" office:value="6.41795127272727" calcext:value-type="float">
            <text:p>6,42E+00</text:p>
          </table:table-cell>
          <table:table-cell table:style-name="ce12" office:value-type="float" office:value="3.582911" calcext:value-type="float">
            <text:p>3,58E+00</text:p>
          </table:table-cell>
          <table:table-cell table:style-name="ce12" office:value-type="float" office:value="12.949405" calcext:value-type="float">
            <text:p>1,29E+01</text:p>
          </table:table-cell>
          <table:table-cell table:style-name="ce12" office:value-type="float" office:value="2.94877661246213" calcext:value-type="float">
            <text:p>2,95E+00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3.418759" calcext:value-type="float">
            <text:p>3,42E+00</text:p>
          </table:table-cell>
          <table:table-cell table:style-name="ce12" office:value-type="float" office:value="4.56922663636364" calcext:value-type="float">
            <text:p>4,57E+00</text:p>
          </table:table-cell>
          <table:table-cell table:style-name="ce12" office:value-type="float" office:value="3.120381" calcext:value-type="float">
            <text:p>3,12E+00</text:p>
          </table:table-cell>
          <table:table-cell table:style-name="ce12" office:value-type="float" office:value="16.318703" calcext:value-type="float">
            <text:p>1,63E+01</text:p>
          </table:table-cell>
          <table:table-cell table:style-name="ce12" office:value-type="float" office:value="3.89954968968686" calcext:value-type="float">
            <text:p>3,90E+00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2.674288" calcext:value-type="float">
            <text:p>2,67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2" office:value-type="float" office:value="2.64" calcext:value-type="float">
            <text:p>2,64E+00</text:p>
          </table:table-cell>
          <table:table-cell table:style-name="ce12" office:value-type="float" office:value="4.29211871428571" calcext:value-type="float">
            <text:p>4,29E+00</text:p>
          </table:table-cell>
          <table:table-cell table:style-name="ce12" office:value-type="float" office:value="1.987729" calcext:value-type="float">
            <text:p>1,99E+00</text:p>
          </table:table-cell>
          <table:table-cell table:style-name="ce12" office:value-type="float" office:value="14.967631" calcext:value-type="float">
            <text:p>1,50E+01</text:p>
          </table:table-cell>
          <table:table-cell table:style-name="ce12" office:value-type="float" office:value="4.71355178843424" calcext:value-type="float">
            <text:p>4,71E+00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2.314047" calcext:value-type="float">
            <text:p>2,31E+00</text:p>
          </table:table-cell>
          <table:table-cell table:style-name="ce12" office:value-type="float" office:value="3.27991241666667" calcext:value-type="float">
            <text:p>3,28E+00</text:p>
          </table:table-cell>
          <table:table-cell table:style-name="ce12" office:value-type="float" office:value="1.839963" calcext:value-type="float">
            <text:p>1,84E+00</text:p>
          </table:table-cell>
          <table:table-cell table:style-name="ce12" office:value-type="float" office:value="10.967924" calcext:value-type="float">
            <text:p>1,10E+01</text:p>
          </table:table-cell>
          <table:table-cell table:style-name="ce12" office:value-type="float" office:value="2.66313313631364" calcext:value-type="float">
            <text:p>2,66E+00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1.530693" calcext:value-type="float">
            <text:p>1,53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1.530664" calcext:value-type="float">
            <text:p>1,53E+00</text:p>
          </table:table-cell>
          <table:table-cell table:style-name="ce12" office:value-type="float" office:value="62.2036674615385" calcext:value-type="float">
            <text:p>6,22E+01</text:p>
          </table:table-cell>
          <table:table-cell table:style-name="ce12" office:value-type="float" office:value="1.15083" calcext:value-type="float">
            <text:p>1,15E+00</text:p>
          </table:table-cell>
          <table:table-cell table:style-name="ce12" office:value-type="float" office:value="702.022125" calcext:value-type="float">
            <text:p>7,02E+02</text:p>
          </table:table-cell>
          <table:table-cell table:style-name="ce12" office:value-type="float" office:value="192.668909209918" calcext:value-type="float">
            <text:p>1,93E+02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2" office:value-type="float" office:value="1.087572" calcext:value-type="float">
            <text:p>1,09E+00</text:p>
          </table:table-cell>
          <table:table-cell table:style-name="ce12" office:value-type="float" office:value="1.07823314285714" calcext:value-type="float">
            <text:p>1,08E+00</text:p>
          </table:table-cell>
          <table:table-cell table:style-name="ce12" office:value-type="float" office:value="1.005338" calcext:value-type="float">
            <text:p>1,01E+00</text:p>
          </table:table-cell>
          <table:table-cell table:style-name="ce12" office:value-type="float" office:value="1.102762" calcext:value-type="float">
            <text:p>1,10E+00</text:p>
          </table:table-cell>
          <table:table-cell table:style-name="ce12" office:value-type="float" office:value="0.0331832009528344" calcext:value-type="float">
            <text:p>3,32E-02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1.085113" calcext:value-type="float">
            <text:p>1,09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number-columns-repeated="4" table:style-name="ce12" office:value-type="float" office:value="0.812613" calcext:value-type="float">
            <text:p>8,13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number-columns-repeated="4" table:style-name="ce12" office:value-type="float" office:value="0.520499" calcext:value-type="float">
            <text:p>5,20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2" office:value-type="float" office:value="0.491052" calcext:value-type="float">
            <text:p>4,91E-01</text:p>
          </table:table-cell>
          <table:table-cell table:style-name="ce12" office:value-type="float" office:value="0.492433428571429" calcext:value-type="float">
            <text:p>4,92E-01</text:p>
          </table:table-cell>
          <table:table-cell table:style-name="ce12" office:value-type="float" office:value="0.463396" calcext:value-type="float">
            <text:p>4,63E-01</text:p>
          </table:table-cell>
          <table:table-cell table:style-name="ce12" office:value-type="float" office:value="0.537625" calcext:value-type="float">
            <text:p>5,38E-01</text:p>
          </table:table-cell>
          <table:table-cell table:style-name="ce12" office:value-type="float" office:value="0.0232817713734525" calcext:value-type="float">
            <text:p>2,33E-02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47413" calcext:value-type="float">
            <text:p>4,74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58" calcext:value-type="float">
            <text:p>5,80E-05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581" calcext:value-type="float">
            <text:p>5,81E-04</text:p>
          </table:table-cell>
          <table:table-cell table:style-name="ce12" office:value-type="float" office:value="0.000173460081863234" calcext:value-type="float">
            <text:p>1,73E-04</text:p>
          </table:table-cell>
          <table:table-cell table:style-name="ce15" office:value-type="float" office:value="11" calcext:value-type="float">
            <text:p>11</text:p>
          </table:table-cell>
          <table:table-cell table:style-name="ce21"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Mostra de 10e4 files'.A59:'Mostra de 10e4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59:'Mostra de 10e5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59:'Mostra de 10e6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Mostra de 10e7 files'.A59:'Mostra de 10e7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Conjunt de dades complet'.A59:'Conjunt de dades complet'.G9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0:23:26.414797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2T10:50:23.139552942</dc:date>
    <meta:editing-duration>PT48M48S</meta:editing-duration>
    <meta:editing-cycles>22</meta:editing-cycles>
    <meta:generator>LibreOffice/7.0.6.2$Linux_X86_64 LibreOffice_project/00$Build-2</meta:generator>
    <meta:document-statistic meta:table-count="6" meta:cell-count="4206" meta:object-count="0"/>
  </office:meta>
</office:document-meta>
</file>